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ash" svg:stroke-width="0.05cm" svg:stroke-color="#000000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2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3" style:family="graphic" style:parent-style-name="objectwithoutfill">
      <style:graphic-properties draw:stroke="dash" draw:stroke-dash="Long_20_Dash_20_Dot" draw:fill="none" draw:textarea-vertical-align="middle" loext:decorative="false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118cm" fo:min-width="0.066cm" loext:decorative="false"/>
    </style:style>
    <style:style style:name="gr6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352cm" fo:min-width="0.562cm" loext:decorative="false"/>
    </style:style>
    <style:style style:name="gr7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282cm" fo:min-width="0.437cm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.255cm" loext:decorative="false"/>
    </style:style>
    <style:style style:name="gr9" style:family="graphic">
      <style:graphic-properties loext:decorative="false"/>
    </style:style>
    <style:style style:name="gr10" style:family="graphic" style:parent-style-name="objectwithoutfill">
      <style:graphic-properties svg:stroke-width="0.05cm" svg:stroke-color="#ff8000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11" style:family="graphic" style:parent-style-name="objectwithoutfill">
      <style:graphic-properties draw:stroke="dash" draw:stroke-dash="Dash" svg:stroke-width="0.03cm" svg:stroke-color="#ff8000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12" style:family="graphic" style:parent-style-name="objectwithoutfill">
      <style:graphic-properties draw:stroke="dash" draw:stroke-dash="Dash" svg:stroke-width="0.03cm" svg:stroke-color="#ff8000" draw:marker-start-width="0.26cm" draw:marker-end-width="0.26cm" draw:fill="none" draw:textarea-vertical-align="middle" fo:padding-top="0.14cm" fo:padding-bottom="0.14cm" fo:padding-left="0.265cm" fo:padding-right="0.265cm" loext:decorative="false"/>
    </style:style>
    <style:style style:name="gr13" style:family="graphic" style:parent-style-name="objectwithoutfill">
      <style:graphic-properties svg:stroke-width="0.05cm" svg:stroke-color="#ff8000" draw:marker-start-width="0.28cm" draw:marker-end-width="0.28cm" draw:fill="none" draw:textarea-vertical-align="middle" fo:padding-top="0.15cm" fo:padding-bottom="0.15cm" fo:padding-left="0.275cm" fo:padding-right="0.275cm" loext:decorative="false"/>
      <style:paragraph-properties style:writing-mode="lr-tb"/>
    </style:style>
    <style:style style:name="gr14" style:family="graphic" style:parent-style-name="objectwithoutfill">
      <style:graphic-properties draw:stroke="dash" draw:stroke-dash="Dash" svg:stroke-width="0.03cm" svg:stroke-color="#000000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15" style:family="graphic">
      <style:graphic-properties style:writing-mode="lr-tb" loext:decorative="false"/>
    </style:style>
    <style:style style:name="gr16" style:family="graphic" style:parent-style-name="standard">
      <style:graphic-properties draw:stroke="none" draw:textarea-horizontal-align="justify" draw:textarea-vertical-align="middle" draw:auto-grow-height="false" fo:min-height="1.336cm" fo:min-width="0.414cm" loext:decorative="false"/>
    </style:style>
    <style:style style:name="gr17" style:family="graphic" style:parent-style-name="standard">
      <style:graphic-properties draw:stroke="none" draw:textarea-horizontal-align="justify" draw:textarea-vertical-align="middle" draw:auto-grow-height="false" fo:min-height="0.5cm" fo:min-width="0cm" loext:decorative="false"/>
    </style:style>
    <style:style style:name="gr18" style:family="graphic" style:parent-style-name="standard">
      <style:graphic-properties svg:stroke-color="#000000" draw:fill="solid" draw:fill-color="#00a933" draw:textarea-horizontal-align="justify" draw:textarea-vertical-align="middle" draw:auto-grow-height="false" fo:min-height="1.25cm" fo:min-width="19.5cm" loext:decorative="false"/>
    </style:style>
    <style:style style:name="gr19" style:family="graphic" style:parent-style-name="objectwithoutfill">
      <style:graphic-properties svg:stroke-width="0.01cm" svg:stroke-color="#ff0000" draw:marker-start-width="0.22cm" draw:marker-end-width="0.22cm" draw:fill="none" draw:textarea-vertical-align="middle" fo:padding-top="0.13cm" fo:padding-bottom="0.13cm" fo:padding-left="0.255cm" fo:padding-right="0.255cm" loext:decorative="false"/>
    </style:style>
    <style:style style:name="gr20" style:family="graphic" style:parent-style-name="objectwithoutfill">
      <style:graphic-properties svg:stroke-width="0.01cm" svg:stroke-color="#00a933" draw:marker-start-width="0.22cm" draw:marker-end-width="0.22cm" draw:fill="none" draw:textarea-vertical-align="middle" fo:padding-top="0.13cm" fo:padding-bottom="0.13cm" fo:padding-left="0.255cm" fo:padding-right="0.255cm" loext:decorative="false"/>
    </style:style>
    <style:style style:name="gr21" style:family="graphic" style:parent-style-name="standard">
      <style:graphic-properties svg:stroke-color="#000000" draw:fill="solid" draw:fill-color="#8e86ae" draw:textarea-horizontal-align="justify" draw:textarea-vertical-align="middle" draw:auto-grow-height="false" fo:min-height="1.25cm" fo:min-width="23.5cm" loext:decorative="false"/>
    </style:style>
    <style:style style:name="gr22" style:family="graphic" style:parent-style-name="standard">
      <style:graphic-properties svg:stroke-width="0.01cm" svg:stroke-color="#000000" draw:marker-start-width="0.22cm" draw:marker-end-width="0.22cm" draw:fill="solid" draw:fill-color="#ffbf00" draw:textarea-horizontal-align="justify" draw:textarea-vertical-align="middle" draw:auto-grow-height="false" fo:min-height="6.74cm" fo:min-width="0.99cm" fo:padding-top="0.13cm" fo:padding-bottom="0.13cm" fo:padding-left="0.255cm" fo:padding-right="0.255cm" loext:decorative="false"/>
    </style:style>
    <style:style style:name="gr23" style:family="graphic" style:parent-style-name="standard">
      <style:graphic-properties svg:stroke-width="0.01cm" svg:stroke-color="#000000" draw:marker-start-width="0.22cm" draw:marker-end-width="0.22cm" draw:fill="solid" draw:fill-color="#ffbf00" draw:textarea-horizontal-align="justify" draw:textarea-vertical-align="middle" draw:auto-grow-height="false" fo:min-height="8.74cm" fo:min-width="0.99cm" fo:padding-top="0.13cm" fo:padding-bottom="0.13cm" fo:padding-left="0.255cm" fo:padding-right="0.255cm" loext:decorative="false"/>
    </style:style>
    <style:style style:name="gr24" style:family="graphic" style:parent-style-name="Arrow_20_Line">
      <style:graphic-properties draw:textarea-vertical-align="middle" loext:decorative="false"/>
      <style:paragraph-properties style:writing-mode="lr-tb"/>
    </style:style>
    <style:style style:name="gr25" style:family="graphic" style:parent-style-name="Arrow_20_Line">
      <style:graphic-properties draw:textarea-vertical-align="middle" draw:end-guide="0.019cm" loext:decorative="false"/>
      <style:paragraph-properties style:writing-mode="lr-tb"/>
    </style:style>
    <style:style style:name="gr26" style:family="graphic" style:parent-style-name="Arrow_20_Line" style:list-style-name="L1">
      <style:graphic-properties draw:textarea-vertical-align="middle" loext:decorative="false"/>
      <style:paragraph-properties style:writing-mode="lr-tb"/>
    </style:style>
    <style:style style:name="gr27" style:family="graphic" style:parent-style-name="standard">
      <style:graphic-properties draw:stroke="dash" draw:stroke-dash="Long_20_Dash" svg:stroke-color="#ff0000" draw:fill="none" draw:textarea-horizontal-align="justify" draw:textarea-vertical-align="middle" draw:auto-grow-height="false" fo:min-height="3.11cm" fo:min-width="2.86cm" loext:decorative="false"/>
    </style:style>
    <style:style style:name="gr28" style:family="graphic" style:parent-style-name="objectwithoutfill">
      <style:graphic-properties draw:stroke="dash" draw:stroke-dash="Long_20_Dash_20_Dot" svg:stroke-color="#000000" draw:fill="none" draw:textarea-vertical-align="middle" loext:decorative="false"/>
    </style:style>
    <style:style style:name="gr29" style:family="graphic" style:parent-style-name="objectwithoutfill">
      <style:graphic-properties svg:stroke-color="#ff0000" draw:fill="none" draw:textarea-vertical-align="middle" loext:decorative="false"/>
    </style:style>
    <style:style style:name="gr30" style:family="graphic" style:parent-style-name="standard">
      <style:graphic-properties draw:stroke="none" draw:fill="none" fo:min-height="1.111cm" loext:decorative="false"/>
      <style:paragraph-properties style:writing-mode="lr-tb"/>
    </style:style>
    <style:style style:name="gr31" style:family="graphic" style:parent-style-name="objectwithoutfill">
      <style:graphic-properties svg:stroke-width="0.05cm" svg:stroke-color="#ff0000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32" style:family="graphic" style:parent-style-name="standard">
      <style:graphic-properties draw:stroke="none" draw:fill="none" fo:min-height="0.788cm" loext:decorative="false"/>
      <style:paragraph-properties style:writing-mode="lr-tb"/>
    </style:style>
    <style:style style:name="gr33" style:family="graphic" style:parent-style-name="objectwithoutfill">
      <style:graphic-properties draw:stroke="dash" draw:stroke-dash="Long_20_Dash" svg:stroke-color="#000000" draw:fill="none" draw:textarea-vertical-align="middle" loext:decorative="false"/>
    </style:style>
    <style:style style:name="gr34" style:family="graphic" style:parent-style-name="standard">
      <style:graphic-properties draw:stroke="none" draw:textarea-horizontal-align="justify" draw:textarea-vertical-align="middle" draw:auto-grow-height="false" fo:min-height="3.915cm" fo:min-width="1.9cm" loext:decorative="false"/>
    </style:style>
    <style:style style:name="gr35" style:family="graphic" style:parent-style-name="standard">
      <style:graphic-properties draw:stroke="none" draw:textarea-horizontal-align="justify" draw:textarea-vertical-align="middle" draw:auto-grow-height="false" fo:min-height="1.719cm" fo:min-width="0.813cm" loext:decorative="false"/>
    </style:style>
    <style:style style:name="gr36" style:family="graphic" style:parent-style-name="objectwithoutfill">
      <style:graphic-properties svg:stroke-width="0.02cm" svg:stroke-color="#ff0000" draw:marker-start-width="0.24cm" draw:marker-end-width="0.24cm" draw:fill="none" draw:textarea-vertical-align="middle" fo:padding-top="0.135cm" fo:padding-bottom="0.135cm" fo:padding-left="0.26cm" fo:padding-right="0.26cm" loext:decorative="false"/>
    </style:style>
    <style:style style:name="gr37" style:family="graphic" style:parent-style-name="standard">
      <style:graphic-properties svg:stroke-width="0.01cm" svg:stroke-color="#000000" draw:marker-start-width="0.22cm" draw:marker-end-width="0.22cm" draw:fill="solid" draw:fill-color="#ffbf00" draw:textarea-horizontal-align="justify" draw:textarea-vertical-align="middle" draw:auto-grow-height="false" fo:min-height="7.357cm" fo:min-width="3.429cm" fo:padding-top="0.13cm" fo:padding-bottom="0.13cm" fo:padding-left="0.255cm" fo:padding-right="0.255cm" loext:decorative="false"/>
    </style:style>
    <style:style style:name="gr38" style:family="graphic" style:parent-style-name="Arrow_20_Line" style:list-style-name="L1">
      <style:graphic-properties draw:textarea-vertical-align="middle" loext:decorative="false"/>
      <style:paragraph-properties style:writing-mode="lr-tb"/>
    </style:style>
    <style:style style:name="gr39" style:family="graphic" style:parent-style-name="Arrow_20_Line" style:list-style-name="L1">
      <style:graphic-properties draw:textarea-vertical-align="middle" loext:decorative="false"/>
      <style:paragraph-properties style:writing-mode="lr-tb"/>
    </style:style>
    <style:style style:name="gr40" style:family="graphic" style:parent-style-name="Arrow_20_Line" style:list-style-name="L1">
      <style:graphic-properties draw:textarea-vertical-align="middle" loext:decorative="false"/>
      <style:paragraph-properties style:writing-mode="lr-tb"/>
    </style:style>
    <style:style style:name="gr41" style:family="graphic" style:parent-style-name="Arrow_20_Line" style:list-style-name="L1">
      <style:graphic-properties draw:textarea-vertical-align="middle" loext:decorative="false"/>
      <style:paragraph-properties style:writing-mode="lr-tb"/>
    </style:style>
    <style:style style:name="gr42" style:family="graphic" style:parent-style-name="Arrow_20_Line" style:list-style-name="L1">
      <style:graphic-properties draw:textarea-vertical-align="middle" loext:decorative="false"/>
      <style:paragraph-properties style:writing-mode="lr-tb"/>
    </style:style>
    <style:style style:name="gr43" style:family="graphic" style:parent-style-name="Arrow_20_Line" style:list-style-name="L1">
      <style:graphic-properties draw:textarea-vertical-align="middle" loext:decorative="false"/>
      <style:paragraph-properties style:writing-mode="lr-tb"/>
    </style:style>
    <style:style style:name="gr44" style:family="graphic" style:parent-style-name="objectwithoutfill">
      <style:graphic-properties svg:stroke-color="#000000" draw:fill="none" draw:textarea-vertical-align="middle" loext:decorative="false"/>
    </style:style>
    <style:style style:name="gr45" style:family="graphic" style:parent-style-name="standard">
      <style:graphic-properties draw:textarea-vertical-align="middle" loext:decorative="false"/>
    </style:style>
    <style:style style:name="gr46" style:family="graphic" style:parent-style-name="standard">
      <style:graphic-properties draw:stroke="none" draw:fill="none" fo:min-height="0.557cm" loext:decorative="false"/>
      <style:paragraph-properties style:writing-mode="lr-tb"/>
    </style:style>
    <style:style style:name="gr47" style:family="graphic" style:parent-style-name="standard">
      <style:graphic-properties draw:stroke="none" draw:fill="none" fo:min-height="0.611cm" loext:decorative="false"/>
      <style:paragraph-properties style:writing-mode="lr-tb"/>
    </style:style>
    <style:style style:name="gr48" style:family="graphic" style:parent-style-name="Arrow_20_Line" style:list-style-name="L1">
      <style:graphic-properties draw:textarea-vertical-align="middle" loext:decorative="false"/>
      <style:paragraph-properties style:writing-mode="lr-tb"/>
    </style:style>
    <style:style style:name="gr49" style:family="graphic" style:parent-style-name="standard">
      <style:graphic-properties draw:stroke="dash" draw:stroke-dash="Long_20_Dash" svg:stroke-color="#000000" draw:fill="none" draw:textarea-horizontal-align="justify" draw:textarea-vertical-align="middle" draw:auto-grow-height="false" fo:min-height="0.587cm" fo:min-width="1.001cm" loext:decorative="false"/>
    </style:style>
    <style:style style:name="gr50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237cm" fo:min-width="0.562cm" style:writing-mode="lr-tb" loext:decorative="false"/>
      <style:paragraph-properties style:writing-mode="lr-tb"/>
    </style:style>
    <style:style style:name="gr51" style:family="graphic" style:parent-style-name="Arrow_20_Line" style:list-style-name="L1">
      <style:graphic-properties draw:textarea-vertical-align="middle" draw:start-guide="0.179cm" loext:decorative="false"/>
      <style:paragraph-properties style:writing-mode="lr-tb"/>
    </style:style>
    <style:style style:name="gr52" style:family="graphic" style:parent-style-name="objectwithoutfill">
      <style:graphic-properties svg:stroke-color="#000000" draw:marker-start="Circle" draw:marker-end="Triangle" draw:fill="none" draw:textarea-vertical-align="middle" loext:decorative="false"/>
    </style:style>
    <style:style style:name="gr53" style:family="graphic" style:parent-style-name="standard">
      <style:graphic-properties draw:stroke="dash" draw:stroke-dash="Long_20_Dash" svg:stroke-color="#000000" draw:fill="none" draw:textarea-horizontal-align="justify" draw:textarea-vertical-align="middle" draw:auto-grow-height="false" fo:min-height="0.447cm" fo:min-width="0.602cm" loext:decorative="false"/>
    </style:style>
    <style:style style:name="gr54" style:family="graphic" style:parent-style-name="standard">
      <style:graphic-properties svg:stroke-color="#000000" draw:fill="solid" draw:fill-color="#ffffa6" draw:textarea-horizontal-align="justify" draw:textarea-vertical-align="middle" draw:auto-grow-height="false" fo:min-height="0.104cm" fo:min-width="0.27cm" style:writing-mode="lr-tb" loext:decorative="false"/>
      <style:paragraph-properties style:writing-mode="lr-tb"/>
    </style:style>
    <style:style style:name="gr55" style:family="graphic" style:parent-style-name="objectwithoutfill">
      <style:graphic-properties draw:stroke="dash" draw:stroke-dash="Long_20_Dash" svg:stroke-width="0cm" svg:stroke-color="#000000" draw:marker-start-width="0.21cm" draw:marker-end-width="0.21cm" draw:fill="none" draw:textarea-vertical-align="middle" fo:padding-top="0.125cm" fo:padding-bottom="0.125cm" fo:padding-left="0.25cm" fo:padding-right="0.25cm" loext:decorative="false"/>
    </style:style>
    <style:style style:name="gr56" style:family="graphic" style:parent-style-name="objectwithoutfill">
      <style:graphic-properties draw:stroke="solid" draw:stroke-dash="Long_20_Dash" svg:stroke-color="#000000" draw:fill="none" draw:textarea-vertical-align="middle" loext:decorative="false"/>
    </style:style>
    <style:style style:name="gr57" style:family="graphic" style:parent-style-name="standard">
      <style:graphic-properties svg:stroke-width="0.01cm" svg:stroke-color="#000000" draw:marker-start-width="0.22cm" draw:marker-end-width="0.22cm" draw:fill="solid" draw:fill-color="#ffbf00" draw:textarea-horizontal-align="justify" draw:textarea-vertical-align="middle" draw:auto-grow-height="false" fo:min-height="2.99cm" fo:min-width="12.99cm" fo:padding-top="0.13cm" fo:padding-bottom="0.13cm" fo:padding-left="0.255cm" fo:padding-right="0.255cm" style:writing-mode="lr-tb" loext:decorative="false"/>
      <style:paragraph-properties style:writing-mode="lr-tb"/>
    </style:style>
    <style:style style:name="gr58" style:family="graphic" style:parent-style-name="standard">
      <style:graphic-properties svg:stroke-width="0.01cm" svg:stroke-color="#000000" draw:marker-start-width="0.22cm" draw:marker-end-width="0.22cm" draw:fill="solid" draw:fill-color="#8e86ae" draw:textarea-horizontal-align="justify" draw:textarea-vertical-align="middle" draw:auto-grow-height="false" fo:min-height="7.99cm" fo:min-width="15.74cm" fo:padding-top="0.13cm" fo:padding-bottom="0.13cm" fo:padding-left="0.255cm" fo:padding-right="0.255cm" style:writing-mode="lr-tb" loext:decorative="false"/>
      <style:paragraph-properties style:writing-mode="lr-tb"/>
    </style:style>
    <style:style style:name="gr59" style:family="graphic" style:parent-style-name="standard">
      <style:graphic-properties svg:stroke-width="0.01cm" svg:stroke-color="#000000" draw:marker-start-width="0.22cm" draw:marker-end-width="0.22cm" draw:fill="solid" draw:fill-color="#00a933" draw:textarea-horizontal-align="justify" draw:textarea-vertical-align="middle" draw:auto-grow-height="false" fo:min-height="7.99cm" fo:min-width="12.99cm" fo:padding-top="0.13cm" fo:padding-bottom="0.13cm" fo:padding-left="0.255cm" fo:padding-right="0.255cm" style:writing-mode="lr-tb" loext:decorative="false"/>
      <style:paragraph-properties style:writing-mode="lr-tb"/>
    </style:style>
    <style:style style:name="gr60" style:family="graphic" style:parent-style-name="standard">
      <style:graphic-properties svg:stroke-width="0.01cm" svg:stroke-color="#000000" draw:marker-start-width="0.22cm" draw:marker-end-width="0.22cm" draw:fill="solid" draw:fill-color="#ffbf00" draw:textarea-horizontal-align="justify" draw:textarea-vertical-align="middle" draw:auto-grow-height="false" fo:min-height="2.44cm" fo:min-width="12.99cm" fo:padding-top="0.13cm" fo:padding-bottom="0.13cm" fo:padding-left="0.255cm" fo:padding-right="0.255cm" style:writing-mode="lr-tb" loext:decorative="false"/>
      <style:paragraph-properties style:writing-mode="lr-tb"/>
    </style:style>
    <style:style style:name="gr61" style:family="graphic" style:parent-style-name="standard">
      <style:graphic-properties draw:stroke="none" draw:textarea-horizontal-align="justify" draw:textarea-vertical-align="middle" draw:auto-grow-height="false" fo:min-height="1.426cm" fo:min-width="5.66cm" style:writing-mode="lr-tb" loext:decorative="false"/>
      <style:paragraph-properties style:writing-mode="lr-tb"/>
    </style:style>
    <style:style style:name="gr62" style:family="graphic" style:parent-style-name="standard">
      <style:graphic-properties draw:stroke="none" draw:textarea-horizontal-align="justify" draw:textarea-vertical-align="middle" draw:auto-grow-height="false" fo:min-height="0.236cm" fo:min-width="3.126cm" loext:decorative="false"/>
    </style:style>
    <style:style style:name="gr63" style:family="graphic" style:parent-style-name="Arrow_20_Line" style:list-style-name="L1">
      <style:graphic-properties draw:textarea-vertical-align="middle" draw:start-guide="0.718cm" loext:decorative="false"/>
      <style:paragraph-properties style:writing-mode="lr-tb"/>
    </style:style>
    <style:style style:name="gr64" style:family="graphic" style:parent-style-name="Arrow_20_Line" style:list-style-name="L1">
      <style:graphic-properties draw:textarea-vertical-align="middle" draw:line-distance="1.359cm" draw:start-guide="-0.352cm" draw:end-guide="-0.499cm" draw:placing="below" loext:decorative="false"/>
      <style:paragraph-properties style:writing-mode="lr-tb"/>
    </style:style>
    <style:style style:name="gr65" style:family="graphic" style:parent-style-name="Arrow_20_Line" style:list-style-name="L1">
      <style:graphic-properties draw:textarea-vertical-align="middle" draw:line-distance="1.359cm" draw:start-guide="-0.352cm" draw:end-guide="-0.499cm" draw:placing="below" loext:decorative="false"/>
      <style:paragraph-properties style:writing-mode="lr-tb"/>
    </style:style>
    <style:style style:name="gr66" style:family="graphic" style:parent-style-name="Arrow_20_Line" style:list-style-name="L1">
      <style:graphic-properties draw:textarea-vertical-align="middle" draw:line-distance="0.54cm" draw:start-guide="0.499cm" loext:decorative="false"/>
      <style:paragraph-properties style:writing-mode="lr-tb"/>
    </style:style>
    <style:style style:name="gr67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.846cm" fo:min-width="1.871cm" loext:decorative="false"/>
    </style:style>
    <style:style style:name="gr68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634cm" fo:min-width="0.562cm" loext:decorative="false"/>
    </style:style>
    <style:style style:name="gr69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477cm" fo:min-width="0.048cm" loext:decorative="false"/>
    </style:style>
    <style:style style:name="gr70" style:family="graphic" style:parent-style-name="objectwithoutfill">
      <style:graphic-properties svg:stroke-width="0cm" svg:stroke-color="#000000" draw:marker-start-width="0.21cm" draw:marker-end-width="0.21cm" draw:fill="none" draw:textarea-vertical-align="middle" fo:padding-top="0.125cm" fo:padding-bottom="0.125cm" fo:padding-left="0.25cm" fo:padding-right="0.2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loext:graphic-properties draw:fill="solid" draw:fill-color="#00a933"/>
      <style:paragraph-properties fo:text-align="center"/>
    </style:style>
    <style:style style:name="P6" style:family="paragraph">
      <loext:graphic-properties draw:fill="solid" draw:fill-color="#8e86ae"/>
      <style:paragraph-properties fo:text-align="center"/>
    </style:style>
    <style:style style:name="P7" style:family="paragraph">
      <loext:graphic-properties draw:fill="solid" draw:fill-color="#ffbf00"/>
      <style:paragraph-properties fo:text-align="center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none"/>
      <style:text-properties fo:font-size="18pt"/>
    </style:style>
    <style:style style:name="P13" style:family="paragraph">
      <loext:graphic-properties draw:fill="solid" draw:fill-color="#eeeeee"/>
      <style:paragraph-properties fo:text-align="center" style:writing-mode="lr-tb"/>
    </style:style>
    <style:style style:name="P14" style:family="paragraph">
      <loext:graphic-properties draw:fill="none"/>
      <style:paragraph-properties fo:text-align="center"/>
      <style:text-properties fo:font-size="18pt" fo:font-weight="bold" style:font-weight-asian="bold" style:font-weight-complex="bold"/>
    </style:style>
    <style:style style:name="P15" style:family="paragraph">
      <loext:graphic-properties draw:fill="solid" draw:fill-color="#ffffa6"/>
      <style:paragraph-properties fo:text-align="center" style:writing-mode="lr-tb"/>
    </style:style>
    <style:style style:name="P16" style:family="paragraph">
      <loext:graphic-properties draw:fill="solid" draw:fill-color="#ffbf00"/>
      <style:paragraph-properties fo:text-align="center" style:writing-mode="lr-tb"/>
    </style:style>
    <style:style style:name="P17" style:family="paragraph">
      <loext:graphic-properties draw:fill="solid" draw:fill-color="#8e86ae"/>
      <style:paragraph-properties fo:text-align="center" style:writing-mode="lr-tb"/>
    </style:style>
    <style:style style:name="P18" style:family="paragraph">
      <loext:graphic-properties draw:fill="solid" draw:fill-color="#00a933"/>
      <style:paragraph-properties fo:text-align="center" style:writing-mode="lr-tb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="solid" draw:fill-color="#dddddd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16pt" style:font-size-asian="22pt" style:font-size-complex="22pt"/>
    </style:style>
    <style:style style:name="T3" style:family="text">
      <style:text-properties fo:font-size="15pt" style:font-size-asian="20pt" style:font-size-complex="2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Symbol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Projeção" svg:x1="6.688cm" svg:y1="7.4cm" svg:x2="6.688cm" svg:y2="11.639cm">
          <text:p/>
        </draw:line>
        <draw:line draw:style-name="gr2" draw:text-style-name="P1" draw:layer="MDF" svg:x1="25.386cm" svg:y1="8.408cm" svg:x2="12.047cm" svg:y2="0.835cm">
          <text:p/>
        </draw:line>
        <draw:line draw:style-name="gr2" draw:text-style-name="P1" draw:layer="MDF" svg:x1="17.738cm" svg:y1="15.207cm" svg:x2="17.738cm" svg:y2="16.374cm">
          <text:p/>
        </draw:line>
        <draw:line draw:style-name="gr2" draw:text-style-name="P1" draw:layer="MDF" svg:x1="4.477cm" svg:y1="7.636cm" svg:x2="4.477cm" svg:y2="8.766cm">
          <text:p/>
        </draw:line>
        <draw:line draw:style-name="gr2" draw:text-style-name="P1" draw:layer="MDF" svg:x1="17.69cm" svg:y1="15.248cm" svg:x2="4.499cm" svg:y2="7.756cm">
          <text:p/>
        </draw:line>
        <draw:line draw:style-name="gr3" draw:text-style-name="P1" draw:layer="MDF" svg:x1="23.094cm" svg:y1="12.586cm" svg:x2="7.047cm" svg:y2="3.503cm">
          <text:p/>
        </draw:line>
        <draw:line draw:style-name="gr3" draw:text-style-name="P1" draw:layer="MDF" svg:x1="15.8cm" svg:y1="2.086cm" svg:x2="6.273cm" svg:y2="10.836cm">
          <text:p/>
        </draw:line>
        <draw:line draw:style-name="gr4" draw:text-style-name="P1" draw:layer="MDF" svg:x1="17.334cm" svg:y1="3.086cm" svg:x2="7.937cm" svg:y2="11.836cm">
          <text:p/>
        </draw:line>
        <draw:line draw:style-name="gr4" draw:text-style-name="P1" draw:layer="MDF" svg:x1="24.495cm" svg:y1="11.086cm" svg:x2="8.547cm" svg:y2="2.059cm">
          <text:p/>
        </draw:line>
        <draw:line draw:style-name="gr4" draw:text-style-name="P1" draw:layer="MDF" svg:x1="21.495cm" svg:y1="14.086cm" svg:x2="5.596cm" svg:y2="5.086cm">
          <text:p/>
        </draw:line>
        <draw:custom-shape draw:style-name="gr5" draw:text-style-name="P2" draw:layer="MDF" svg:width="0.8cm" svg:height="0.52cm" svg:x="11.097cm" svg:y="5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MDF" svg:width="1.5cm" svg:height="0.85cm" svg:x="14.147cm" svg:y="9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MDF" svg:width="1.5cm" svg:height="0.85cm" svg:x="15.897cm" svg:y="9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MDF" svg:width="1.5cm" svg:height="0.85cm" svg:x="17.147cm" svg:y="10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MDF" svg:width="1.5cm" svg:height="0.85cm" svg:x="15.647cm" svg:y="7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MDF" svg:width="1.5cm" svg:height="0.85cm" svg:x="17.397cm" svg:y="8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MDF" svg:width="1.5cm" svg:height="0.85cm" svg:x="18.747cm" svg:y="9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MDF" svg:width="1.323cm" svg:height="0.75cm" svg:x="15.724cm" svg:y="4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MDF" svg:width="1.323cm" svg:height="0.75cm" svg:x="17.047cm" svg:y="5.7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MDF" svg:width="0.862cm" svg:height="0.395cm" draw:transform="skewX (0.636521578202332) rotate (2.65185326548018) translate (10.748cm 5.80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MDF" svg:width="0.862cm" svg:height="0.395cm" draw:transform="skewX (0.636521578202332) rotate (-0.475078622392857) translate (12.23cm 6.18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" draw:text-style-name="P1" draw:layer="MDF" svg:x1="17.676cm" svg:y1="15.336cm" svg:x2="25.411cm" svg:y2="8.304cm">
          <text:p/>
        </draw:line>
        <draw:line draw:style-name="gr2" draw:text-style-name="P1" draw:layer="MDF" svg:x1="17.747cm" svg:y1="16.403cm" svg:x2="25.355cm" svg:y2="9.486cm">
          <text:p/>
        </draw:line>
        <draw:line draw:style-name="gr2" draw:text-style-name="P1" draw:layer="MDF" svg:x1="25.331cm" svg:y1="9.541cm" svg:x2="25.331cm" svg:y2="8.374cm">
          <text:p/>
        </draw:line>
        <draw:line draw:style-name="gr2" draw:text-style-name="P1" draw:layer="MDF" svg:x1="17.739cm" svg:y1="16.349cm" svg:x2="4.362cm" svg:y2="8.751cm">
          <text:p/>
        </draw:line>
        <draw:line draw:style-name="gr2" draw:text-style-name="P1" draw:layer="MDF" svg:x1="4.547cm" svg:y1="7.615cm" svg:x2="12.055cm" svg:y2="0.789cm">
          <text:p/>
        </draw:line>
        <draw:line draw:style-name="gr2" draw:text-style-name="P1" draw:layer="MDF" svg:x1="25.341cm" svg:y1="9.553cm" svg:x2="12.047cm" svg:y2="1.982cm">
          <text:p/>
        </draw:line>
        <draw:line draw:style-name="gr2" draw:text-style-name="P1" draw:layer="MDF" svg:x1="4.383cm" svg:y1="8.887cm" svg:x2="11.991cm" svg:y2="1.97cm">
          <text:p/>
        </draw:line>
        <draw:line draw:style-name="gr2" draw:text-style-name="P1" draw:layer="MDF" svg:x1="12.015cm" svg:y1="2.001cm" svg:x2="12.015cm" svg:y2="0.834cm">
          <text:p/>
        </draw:line>
        <draw:line draw:style-name="gr4" draw:text-style-name="P1" draw:layer="MDF" svg:x1="14.297cm" svg:y1="1.334cm" svg:x2="5.167cm" svg:y2="9.836cm">
          <text:p/>
        </draw:line>
        <draw:g draw:style-name="gr9">
          <draw:line draw:style-name="gr10" draw:text-style-name="P1" draw:layer="Projeção" svg:x1="7.672cm" svg:y1="13.925cm" svg:x2="7.672cm" svg:y2="15.025cm">
            <text:p/>
          </draw:line>
          <draw:line draw:style-name="gr10" draw:text-style-name="P1" draw:layer="Projeção" svg:x1="8.679cm" svg:y1="12.961cm" svg:x2="8.679cm" svg:y2="14.161cm">
            <text:p/>
          </draw:line>
          <draw:line draw:style-name="gr10" draw:text-style-name="P1" draw:layer="Projeção" svg:x1="6.678cm" svg:y1="11.805cm" svg:x2="5.678cm" svg:y2="12.805cm">
            <text:p/>
          </draw:line>
          <draw:line draw:style-name="gr10" draw:text-style-name="P1" draw:layer="Projeção" svg:x1="5.676cm" svg:y1="12.789cm" svg:x2="5.676cm" svg:y2="13.889cm">
            <text:p/>
          </draw:line>
          <draw:line draw:style-name="gr11" draw:text-style-name="P1" draw:layer="Projeção" svg:x1="6.676cm" svg:y1="11.789cm" svg:x2="6.676cm" svg:y2="13.339cm">
            <text:p/>
          </draw:line>
          <draw:line draw:style-name="gr10" draw:text-style-name="P1" draw:layer="Projeção" svg:x1="7.676cm" svg:y1="15.039cm" svg:x2="5.676cm" svg:y2="13.885cm">
            <text:p/>
          </draw:line>
          <draw:line draw:style-name="gr10" draw:text-style-name="P1" draw:layer="Projeção" svg:x1="8.676cm" svg:y1="12.972cm" svg:x2="6.627cm" svg:y2="11.789cm">
            <text:p/>
          </draw:line>
          <draw:line draw:style-name="gr12" draw:text-style-name="P1" draw:layer="Projeção" svg:x1="8.426cm" svg:y1="14.586cm" svg:x2="8.676cm" svg:y2="14.442cm">
            <text:p/>
          </draw:line>
          <draw:line draw:style-name="gr10" draw:text-style-name="P1" draw:layer="Projeção" svg:x1="7.652cm" svg:y1="15.037cm" svg:x2="7.938cm" svg:y2="14.872cm">
            <text:p/>
          </draw:line>
          <draw:line draw:style-name="gr10" draw:text-style-name="P1" draw:layer="Projeção" svg:x1="7.926cm" svg:y1="14.289cm" svg:x2="7.926cm" svg:y2="14.89cm">
            <text:p/>
          </draw:line>
          <draw:line draw:style-name="gr11" draw:text-style-name="P1" draw:layer="Projeção" svg:x1="8.441cm" svg:y1="13.981cm" svg:x2="8.441cm" svg:y2="14.582cm">
            <text:p/>
          </draw:line>
          <draw:line draw:style-name="gr11" draw:text-style-name="P1" draw:layer="Projeção" svg:x1="6.45cm" svg:y1="13.453cm" svg:x2="6.7cm" svg:y2="13.309cm">
            <text:p/>
          </draw:line>
          <draw:line draw:style-name="gr11" draw:text-style-name="P1" draw:layer="Projeção" svg:x1="5.668cm" svg:y1="13.9cm" svg:x2="5.954cm" svg:y2="13.735cm">
            <text:p/>
          </draw:line>
          <draw:line draw:style-name="gr11" draw:text-style-name="P1" draw:layer="Projeção" svg:x1="5.934cm" svg:y1="13.172cm" svg:x2="5.934cm" svg:y2="13.773cm">
            <text:p/>
          </draw:line>
          <draw:line draw:style-name="gr11" draw:text-style-name="P1" draw:layer="Projeção" svg:x1="5.926cm" svg:y1="13.188cm" svg:x2="6.426cm" svg:y2="12.9cm">
            <text:p/>
          </draw:line>
          <draw:line draw:style-name="gr11" draw:text-style-name="P1" draw:layer="Projeção" svg:x1="6.441cm" svg:y1="12.88cm" svg:x2="6.441cm" svg:y2="13.481cm">
            <text:p/>
          </draw:line>
          <draw:line draw:style-name="gr13" draw:text-style-name="P1" draw:layer="Projeção" svg:x1="7.71cm" svg:y1="13.992cm" svg:x2="5.661cm" svg:y2="12.809cm">
            <text:p text:style-name="P3"><text:s/></text:p>
          </draw:line>
          <draw:line draw:style-name="gr11" draw:text-style-name="P1" draw:layer="Projeção" svg:x1="7.946cm" svg:y1="14.888cm" svg:x2="5.946cm" svg:y2="13.734cm">
            <text:p/>
          </draw:line>
          <draw:line draw:style-name="gr11" draw:text-style-name="P1" draw:layer="Projeção" svg:x1="8.686cm" svg:y1="14.452cm" svg:x2="6.672cm" svg:y2="13.289cm">
            <text:p/>
          </draw:line>
          <draw:line draw:style-name="gr12" draw:text-style-name="P1" draw:layer="Projeção" svg:x1="8.68cm" svg:y1="14.147cm" svg:x2="8.68cm" svg:y2="14.447cm">
            <text:p/>
          </draw:line>
          <draw:line draw:style-name="gr10" draw:text-style-name="P1" draw:layer="Projeção" svg:x1="8.676cm" svg:y1="12.951cm" svg:x2="7.66cm" svg:y2="13.967cm">
            <text:p/>
          </draw:line>
          <draw:line draw:style-name="gr10" draw:text-style-name="P1" draw:layer="Projeção" svg:x1="7.926cm" svg:y1="14.289cm" svg:x2="8.426cm" svg:y2="14.001cm">
            <text:p/>
          </draw:line>
        </draw:g>
        <draw:g draw:style-name="gr9">
          <draw:line draw:style-name="gr10" draw:text-style-name="P1" draw:layer="Projeção" svg:x1="15.669cm" svg:y1="18.425cm" svg:x2="15.669cm" svg:y2="19.525cm">
            <text:p/>
          </draw:line>
          <draw:line draw:style-name="gr10" draw:text-style-name="P1" draw:layer="Projeção" svg:x1="16.676cm" svg:y1="17.461cm" svg:x2="16.676cm" svg:y2="18.661cm">
            <text:p/>
          </draw:line>
          <draw:line draw:style-name="gr10" draw:text-style-name="P1" draw:layer="Projeção" svg:x1="14.675cm" svg:y1="16.305cm" svg:x2="13.675cm" svg:y2="17.305cm">
            <text:p/>
          </draw:line>
          <draw:line draw:style-name="gr10" draw:text-style-name="P1" draw:layer="Projeção" svg:x1="13.673cm" svg:y1="17.289cm" svg:x2="13.673cm" svg:y2="18.389cm">
            <text:p/>
          </draw:line>
          <draw:line draw:style-name="gr11" draw:text-style-name="P1" draw:layer="Projeção" svg:x1="14.673cm" svg:y1="16.289cm" svg:x2="14.673cm" svg:y2="17.839cm">
            <text:p/>
          </draw:line>
          <draw:line draw:style-name="gr10" draw:text-style-name="P1" draw:layer="Projeção" svg:x1="15.673cm" svg:y1="19.539cm" svg:x2="13.673cm" svg:y2="18.385cm">
            <text:p/>
          </draw:line>
          <draw:line draw:style-name="gr10" draw:text-style-name="P1" draw:layer="Projeção" svg:x1="16.673cm" svg:y1="17.472cm" svg:x2="14.624cm" svg:y2="16.289cm">
            <text:p/>
          </draw:line>
          <draw:line draw:style-name="gr12" draw:text-style-name="P1" draw:layer="Projeção" svg:x1="16.423cm" svg:y1="19.086cm" svg:x2="16.673cm" svg:y2="18.942cm">
            <text:p/>
          </draw:line>
          <draw:line draw:style-name="gr10" draw:text-style-name="P1" draw:layer="Projeção" svg:x1="15.649cm" svg:y1="19.537cm" svg:x2="15.935cm" svg:y2="19.372cm">
            <text:p/>
          </draw:line>
          <draw:line draw:style-name="gr10" draw:text-style-name="P1" draw:layer="Projeção" svg:x1="15.923cm" svg:y1="18.789cm" svg:x2="15.923cm" svg:y2="19.39cm">
            <text:p/>
          </draw:line>
          <draw:line draw:style-name="gr11" draw:text-style-name="P1" draw:layer="Projeção" svg:x1="16.438cm" svg:y1="18.481cm" svg:x2="16.438cm" svg:y2="19.082cm">
            <text:p/>
          </draw:line>
          <draw:line draw:style-name="gr11" draw:text-style-name="P1" draw:layer="Projeção" svg:x1="14.447cm" svg:y1="17.953cm" svg:x2="14.697cm" svg:y2="17.809cm">
            <text:p/>
          </draw:line>
          <draw:line draw:style-name="gr11" draw:text-style-name="P1" draw:layer="Projeção" svg:x1="13.665cm" svg:y1="18.4cm" svg:x2="13.951cm" svg:y2="18.235cm">
            <text:p/>
          </draw:line>
          <draw:line draw:style-name="gr11" draw:text-style-name="P1" draw:layer="Projeção" svg:x1="13.931cm" svg:y1="17.672cm" svg:x2="13.931cm" svg:y2="18.273cm">
            <text:p/>
          </draw:line>
          <draw:line draw:style-name="gr11" draw:text-style-name="P1" draw:layer="Projeção" svg:x1="13.923cm" svg:y1="17.688cm" svg:x2="14.423cm" svg:y2="17.4cm">
            <text:p/>
          </draw:line>
          <draw:line draw:style-name="gr11" draw:text-style-name="P1" draw:layer="Projeção" svg:x1="14.438cm" svg:y1="17.38cm" svg:x2="14.438cm" svg:y2="17.981cm">
            <text:p/>
          </draw:line>
          <draw:line draw:style-name="gr13" draw:text-style-name="P1" draw:layer="Projeção" svg:x1="15.707cm" svg:y1="18.492cm" svg:x2="13.658cm" svg:y2="17.309cm">
            <text:p text:style-name="P3"><text:s/></text:p>
          </draw:line>
          <draw:line draw:style-name="gr11" draw:text-style-name="P1" draw:layer="Projeção" svg:x1="15.943cm" svg:y1="19.388cm" svg:x2="13.943cm" svg:y2="18.234cm">
            <text:p/>
          </draw:line>
          <draw:line draw:style-name="gr11" draw:text-style-name="P1" draw:layer="Projeção" svg:x1="16.683cm" svg:y1="18.952cm" svg:x2="14.669cm" svg:y2="17.789cm">
            <text:p/>
          </draw:line>
          <draw:line draw:style-name="gr12" draw:text-style-name="P1" draw:layer="Projeção" svg:x1="16.677cm" svg:y1="18.647cm" svg:x2="16.677cm" svg:y2="18.947cm">
            <text:p/>
          </draw:line>
          <draw:line draw:style-name="gr10" draw:text-style-name="P1" draw:layer="Projeção" svg:x1="16.673cm" svg:y1="17.451cm" svg:x2="15.657cm" svg:y2="18.467cm">
            <text:p/>
          </draw:line>
          <draw:line draw:style-name="gr10" draw:text-style-name="P1" draw:layer="Projeção" svg:x1="15.923cm" svg:y1="18.789cm" svg:x2="16.423cm" svg:y2="18.501cm">
            <text:p/>
          </draw:line>
        </draw:g>
        <draw:line draw:style-name="gr4" draw:text-style-name="P1" draw:layer="Projeção" svg:x1="5cm" svg:y1="13.5cm" svg:x2="20cm" svg:y2="22cm">
          <text:p/>
        </draw:line>
        <draw:line draw:style-name="gr1" draw:text-style-name="P1" draw:layer="Projeção" svg:x1="8.688cm" svg:y1="8.501cm" svg:x2="8.688cm" svg:y2="12.74cm">
          <text:p/>
        </draw:line>
        <draw:line draw:style-name="gr1" draw:text-style-name="P1" draw:layer="Projeção" svg:x1="14.688cm" svg:y1="11.8cm" svg:x2="14.688cm" svg:y2="16.039cm">
          <text:p/>
        </draw:line>
        <draw:line draw:style-name="gr1" draw:text-style-name="P1" draw:layer="Projeção" svg:x1="16.688cm" svg:y1="12.901cm" svg:x2="16.688cm" svg:y2="17.14cm">
          <text:p/>
        </draw:line>
      </draw:page>
      <draw:page draw:name="page2" draw:style-name="dp1" draw:master-page-name="Padrão">
        <draw:line draw:style-name="gr2" draw:text-style-name="P1" draw:layer="layout" svg:x1="22.635cm" svg:y1="10cm" svg:x2="22.635cm" svg:y2="14.538cm">
          <text:p/>
        </draw:line>
        <draw:line draw:style-name="gr2" draw:text-style-name="P1" draw:layer="layout" svg:x1="17.101cm" svg:y1="17.743cm" svg:x2="23.161cm" svg:y2="14.243cm">
          <text:p/>
        </draw:line>
        <draw:line draw:style-name="gr2" draw:text-style-name="P1" draw:layer="MDF" svg:x1="17.107cm" svg:y1="18.238cm" svg:x2="6.607cm" svg:y2="12.177cm">
          <text:p/>
        </draw:line>
        <draw:line draw:style-name="gr2" draw:text-style-name="P1" draw:layer="MDF" svg:x1="17.107cm" svg:y1="15.426cm" svg:x2="17.107cm" svg:y2="18.218cm">
          <text:p/>
        </draw:line>
        <draw:line draw:style-name="gr2" draw:text-style-name="P1" draw:layer="MDF" svg:x1="17.107cm" svg:y1="15.41cm" svg:x2="6.607cm" svg:y2="9.35cm">
          <text:p/>
        </draw:line>
        <draw:line draw:style-name="gr2" draw:text-style-name="P1" draw:layer="layout" svg:x1="17.108cm" svg:y1="18.25cm" svg:x2="23.168cm" svg:y2="14.75cm">
          <text:p/>
        </draw:line>
        <draw:line draw:style-name="gr2" draw:text-style-name="P1" draw:layer="MDF" svg:x1="17.606cm" svg:y1="15.128cm" svg:x2="17.606cm" svg:y2="17.428cm">
          <text:p/>
        </draw:line>
        <draw:line draw:style-name="gr2" draw:text-style-name="P1" draw:layer="MDF" svg:x1="17.107cm" svg:y1="17.738cm" svg:x2="6.607cm" svg:y2="11.677cm">
          <text:p/>
        </draw:line>
        <draw:line draw:style-name="gr2" draw:text-style-name="P1" draw:layer="MDF" svg:x1="6.607cm" svg:y1="9.349cm" svg:x2="6.607cm" svg:y2="12.199cm">
          <text:p/>
        </draw:line>
        <draw:line draw:style-name="gr2" draw:text-style-name="P1" draw:layer="layout" svg:x1="22.605cm" svg:y1="10.111cm" svg:x2="23.141cm" svg:y2="9.802cm">
          <text:p/>
        </draw:line>
        <draw:line draw:style-name="gr2" draw:text-style-name="P1" draw:layer="layout" svg:x1="23.135cm" svg:y1="9.75cm" svg:x2="23.135cm" svg:y2="14.778cm">
          <text:p/>
        </draw:line>
        <draw:line draw:style-name="gr2" draw:text-style-name="P1" draw:layer="MDF" svg:x1="17.1cm" svg:y1="15.412cm" svg:x2="17.607cm" svg:y2="15.12cm">
          <text:p/>
        </draw:line>
        <draw:line draw:style-name="gr2" draw:text-style-name="P1" draw:layer="layout" svg:x1="22.632cm" svg:y1="14.522cm" svg:x2="12.107cm" svg:y2="8.448cm">
          <text:p/>
        </draw:line>
        <draw:line draw:style-name="gr2" draw:text-style-name="P1" draw:layer="layout" svg:x1="22.635cm" svg:y1="10.09cm" svg:x2="12.034cm" svg:y2="3.972cm">
          <text:p/>
        </draw:line>
        <draw:line draw:style-name="gr14" draw:text-style-name="P1" draw:layer="layout" svg:x1="12.627cm" svg:y1="3.764cm" svg:x2="12.627cm" svg:y2="8.206cm">
          <text:p/>
        </draw:line>
        <draw:line draw:style-name="gr2" draw:text-style-name="P1" draw:layer="layout" svg:x1="6.608cm" svg:y1="11.649cm" svg:x2="12.135cm" svg:y2="8.458cm">
          <text:p/>
        </draw:line>
        <draw:line draw:style-name="gr1" draw:text-style-name="P1" draw:layer="Projeção" svg:x1="6.609cm" svg:y1="7.206cm" svg:x2="12.153cm" svg:y2="4.004cm">
          <text:p/>
        </draw:line>
        <draw:line draw:style-name="gr14" draw:text-style-name="P1" draw:layer="layout" svg:x1="23.163cm" svg:y1="14.25cm" svg:x2="12.617cm" svg:y2="8.163cm">
          <text:p/>
        </draw:line>
        <draw:line draw:style-name="gr2" draw:text-style-name="P1" draw:layer="layout" svg:x1="12.12cm" svg:y1="4.014cm" svg:x2="12.12cm" svg:y2="8.472cm">
          <text:p/>
        </draw:line>
        <draw:line draw:style-name="gr14" draw:text-style-name="P1" draw:layer="layout" svg:x1="12.12cm" svg:y1="8.472cm" svg:x2="12.656cm" svg:y2="8.163cm">
          <text:p/>
        </draw:line>
        <draw:line draw:style-name="gr1" draw:text-style-name="P1" draw:layer="Projeção" svg:x1="17.177cm" svg:y1="13.232cm" svg:x2="22.423cm" svg:y2="10.204cm">
          <text:p/>
        </draw:line>
        <draw:line draw:style-name="gr14" draw:text-style-name="P1" draw:layer="MDF" svg:x1="17.607cm" svg:y1="17.438cm" svg:x2="7.107cm" svg:y2="11.377cm">
          <text:p/>
        </draw:line>
        <draw:line draw:style-name="gr2" draw:text-style-name="P1" draw:layer="MDF" svg:x1="17.607cm" svg:y1="15.138cm" svg:x2="7.107cm" svg:y2="9.077cm">
          <text:p/>
        </draw:line>
        <draw:line draw:style-name="gr2" draw:text-style-name="P1" draw:layer="MDF" svg:x1="6.6cm" svg:y1="9.377cm" svg:x2="7.136cm" svg:y2="9.068cm">
          <text:p/>
        </draw:line>
        <draw:line draw:style-name="gr1" draw:text-style-name="P1" draw:layer="Projeção" svg:x1="6.607cm" svg:y1="7.25cm" svg:x2="6.607cm" svg:y2="9.25cm">
          <text:p/>
        </draw:line>
        <draw:line draw:style-name="gr1" draw:text-style-name="P1" draw:layer="Projeção" svg:x1="17.111cm" svg:y1="13.44cm" svg:x2="17.111cm" svg:y2="15.333cm">
          <text:p/>
        </draw:line>
        <draw:line draw:style-name="gr14" draw:text-style-name="P1" draw:layer="MDF" svg:x1="7.112cm" svg:y1="9.11cm" svg:x2="7.112cm" svg:y2="11.41cm">
          <text:p/>
        </draw:line>
        <draw:g draw:style-name="gr9">
          <draw:line draw:style-name="gr2" draw:text-style-name="P1" draw:layer="MDF" svg:x1="27.526cm" svg:y1="12.393cm" svg:x2="27.02cm" svg:y2="12.101cm">
            <text:p/>
          </draw:line>
          <draw:line draw:style-name="gr14" draw:text-style-name="P1" draw:layer="MDF" svg:x1="27.043cm" svg:y1="12.151cm" svg:x2="27.043cm" svg:y2="17.151cm">
            <text:p/>
          </draw:line>
          <draw:line draw:style-name="gr14" draw:text-style-name="P1" draw:layer="MDF" svg:x1="21.02cm" svg:y1="20.601cm" svg:x2="27.081cm" svg:y2="17.102cm">
            <text:p/>
          </draw:line>
          <draw:line draw:style-name="gr2" draw:text-style-name="P1" draw:layer="MDF" svg:x1="21.02cm" svg:y1="17.601cm" svg:x2="27.069cm" svg:y2="12.101cm">
            <text:p/>
          </draw:line>
          <draw:line draw:style-name="gr2" draw:text-style-name="P1" draw:layer="MDF" svg:x1="21.52cm" svg:y1="17.851cm" svg:x2="21.52cm" svg:y2="20.846cm">
            <text:p/>
          </draw:line>
          <draw:line draw:style-name="gr2" draw:text-style-name="P1" draw:layer="MDF" svg:x1="21.52cm" svg:y1="17.851cm" svg:x2="27.52cm" svg:y2="12.351cm">
            <text:p/>
          </draw:line>
          <draw:line draw:style-name="gr2" draw:text-style-name="P1" draw:layer="MDF" svg:x1="21.52cm" svg:y1="20.85cm" svg:x2="27.581cm" svg:y2="17.351cm">
            <text:p/>
          </draw:line>
          <draw:line draw:style-name="gr2" draw:text-style-name="P1" draw:layer="MDF" svg:x1="21.528cm" svg:y1="20.863cm" svg:x2="21.032cm" svg:y2="20.577cm">
            <text:p/>
          </draw:line>
          <draw:line draw:style-name="gr2" draw:text-style-name="P1" draw:layer="MDF" svg:x1="21.526cm" svg:y1="17.851cm" svg:x2="21.02cm" svg:y2="17.559cm">
            <text:p/>
          </draw:line>
          <draw:line draw:style-name="gr2" draw:text-style-name="P1" draw:layer="MDF" svg:x1="27.52cm" svg:y1="12.351cm" svg:x2="27.52cm" svg:y2="17.351cm">
            <text:p/>
          </draw:line>
          <draw:line draw:style-name="gr2" draw:text-style-name="P1" draw:layer="MDF" svg:x1="21.03cm" svg:y1="17.581cm" svg:x2="21.03cm" svg:y2="20.601cm">
            <text:p/>
          </draw:line>
          <draw:line draw:style-name="gr2" draw:text-style-name="P1" draw:layer="MDF" svg:x1="27.52cm" svg:y1="17.387cm" svg:x2="27.024cm" svg:y2="17.101cm">
            <text:p/>
          </draw:line>
        </draw:g>
        <draw:line draw:style-name="gr2" draw:text-style-name="P1" draw:layer="MDF" svg:x1="12.098cm" svg:y1="4.04cm" svg:x2="12.634cm" svg:y2="3.731cm">
          <text:p/>
        </draw:line>
        <draw:line draw:style-name="gr1" draw:text-style-name="P1" draw:layer="Projeção" svg:x1="17.107cm" svg:y1="13.31cm" svg:x2="6.607cm" svg:y2="7.25cm">
          <text:p/>
        </draw:line>
        <draw:line draw:style-name="gr2" draw:text-style-name="P1" draw:layer="layout" svg:x1="23.174cm" svg:y1="9.808cm" svg:x2="12.573cm" svg:y2="3.69cm">
          <text:p/>
        </draw:line>
        <draw:g draw:style-name="gr9">
          <draw:line draw:style-name="gr10" draw:text-style-name="P1" draw:layer="Angular" svg:x1="15.305cm" svg:y1="5.536cm" svg:x2="15.305cm" svg:y2="6.636cm">
            <text:p/>
          </draw:line>
          <draw:line draw:style-name="gr10" draw:text-style-name="P1" draw:layer="Angular" svg:x1="16.312cm" svg:y1="4.572cm" svg:x2="16.312cm" svg:y2="5.772cm">
            <text:p/>
          </draw:line>
          <draw:line draw:style-name="gr10" draw:text-style-name="P1" draw:layer="Angular" svg:x1="14.311cm" svg:y1="3.416cm" svg:x2="13.311cm" svg:y2="4.416cm">
            <text:p/>
          </draw:line>
          <draw:line draw:style-name="gr10" draw:text-style-name="P1" draw:layer="Angular" svg:x1="13.309cm" svg:y1="4.4cm" svg:x2="13.309cm" svg:y2="5.5cm">
            <text:p/>
          </draw:line>
          <draw:line draw:style-name="gr11" draw:text-style-name="P1" draw:layer="Angular" svg:x1="14.309cm" svg:y1="3.4cm" svg:x2="14.309cm" svg:y2="4.95cm">
            <text:p/>
          </draw:line>
          <draw:line draw:style-name="gr10" draw:text-style-name="P1" draw:layer="Angular" svg:x1="15.309cm" svg:y1="6.65cm" svg:x2="13.309cm" svg:y2="5.496cm">
            <text:p/>
          </draw:line>
          <draw:line draw:style-name="gr10" draw:text-style-name="P1" draw:layer="Angular" svg:x1="16.309cm" svg:y1="4.583cm" svg:x2="14.26cm" svg:y2="3.4cm">
            <text:p/>
          </draw:line>
          <draw:line draw:style-name="gr12" draw:text-style-name="P1" draw:layer="Angular" svg:x1="16.059cm" svg:y1="6.197cm" svg:x2="16.309cm" svg:y2="6.053cm">
            <text:p/>
          </draw:line>
          <draw:line draw:style-name="gr10" draw:text-style-name="P1" draw:layer="Angular" svg:x1="15.285cm" svg:y1="6.648cm" svg:x2="15.571cm" svg:y2="6.483cm">
            <text:p/>
          </draw:line>
          <draw:line draw:style-name="gr10" draw:text-style-name="P1" draw:layer="Angular" svg:x1="15.559cm" svg:y1="5.9cm" svg:x2="15.559cm" svg:y2="6.501cm">
            <text:p/>
          </draw:line>
          <draw:line draw:style-name="gr11" draw:text-style-name="P1" draw:layer="Angular" svg:x1="16.074cm" svg:y1="5.592cm" svg:x2="16.074cm" svg:y2="6.193cm">
            <text:p/>
          </draw:line>
          <draw:line draw:style-name="gr11" draw:text-style-name="P1" draw:layer="Angular" svg:x1="14.083cm" svg:y1="5.064cm" svg:x2="14.333cm" svg:y2="4.92cm">
            <text:p/>
          </draw:line>
          <draw:line draw:style-name="gr11" draw:text-style-name="P1" draw:layer="Angular" svg:x1="13.301cm" svg:y1="5.511cm" svg:x2="13.587cm" svg:y2="5.346cm">
            <text:p/>
          </draw:line>
          <draw:line draw:style-name="gr11" draw:text-style-name="P1" draw:layer="Angular" svg:x1="13.567cm" svg:y1="4.783cm" svg:x2="13.567cm" svg:y2="5.384cm">
            <text:p/>
          </draw:line>
          <draw:line draw:style-name="gr11" draw:text-style-name="P1" draw:layer="Angular" svg:x1="13.559cm" svg:y1="4.799cm" svg:x2="14.059cm" svg:y2="4.511cm">
            <text:p/>
          </draw:line>
          <draw:line draw:style-name="gr11" draw:text-style-name="P1" draw:layer="Angular" svg:x1="14.074cm" svg:y1="4.491cm" svg:x2="14.074cm" svg:y2="5.092cm">
            <text:p/>
          </draw:line>
          <draw:line draw:style-name="gr13" draw:text-style-name="P1" draw:layer="Angular" svg:x1="15.343cm" svg:y1="5.603cm" svg:x2="13.294cm" svg:y2="4.42cm">
            <text:p text:style-name="P3"><text:s/></text:p>
          </draw:line>
          <draw:line draw:style-name="gr11" draw:text-style-name="P1" draw:layer="Angular" svg:x1="15.579cm" svg:y1="6.499cm" svg:x2="13.579cm" svg:y2="5.345cm">
            <text:p/>
          </draw:line>
          <draw:line draw:style-name="gr11" draw:text-style-name="P1" draw:layer="Angular" svg:x1="16.319cm" svg:y1="6.063cm" svg:x2="14.305cm" svg:y2="4.9cm">
            <text:p/>
          </draw:line>
          <draw:line draw:style-name="gr12" draw:text-style-name="P1" draw:layer="Angular" svg:x1="16.313cm" svg:y1="5.758cm" svg:x2="16.313cm" svg:y2="6.058cm">
            <text:p/>
          </draw:line>
          <draw:line draw:style-name="gr10" draw:text-style-name="P1" draw:layer="Angular" svg:x1="16.309cm" svg:y1="4.562cm" svg:x2="15.293cm" svg:y2="5.578cm">
            <text:p/>
          </draw:line>
          <draw:line draw:style-name="gr10" draw:text-style-name="P1" draw:layer="Angular" svg:x1="15.559cm" svg:y1="5.9cm" svg:x2="16.059cm" svg:y2="5.612cm">
            <text:p/>
          </draw:line>
        </draw:g>
        <draw:line draw:style-name="gr10" draw:text-style-name="P1" draw:layer="Angular" svg:x1="21.105cm" svg:y1="8.886cm" svg:x2="21.105cm" svg:y2="9.986cm">
          <text:p/>
        </draw:line>
        <draw:line draw:style-name="gr10" draw:text-style-name="P1" draw:layer="Angular" svg:x1="22.112cm" svg:y1="7.922cm" svg:x2="22.112cm" svg:y2="9.122cm">
          <text:p/>
        </draw:line>
        <draw:line draw:style-name="gr10" draw:text-style-name="P1" draw:layer="Angular" svg:x1="20.111cm" svg:y1="6.766cm" svg:x2="19.111cm" svg:y2="7.766cm">
          <text:p/>
        </draw:line>
        <draw:line draw:style-name="gr10" draw:text-style-name="P1" draw:layer="Angular" svg:x1="19.109cm" svg:y1="7.75cm" svg:x2="19.109cm" svg:y2="8.85cm">
          <text:p/>
        </draw:line>
        <draw:line draw:style-name="gr11" draw:text-style-name="P1" draw:layer="Angular" svg:x1="20.109cm" svg:y1="6.75cm" svg:x2="20.109cm" svg:y2="8.3cm">
          <text:p/>
        </draw:line>
        <draw:line draw:style-name="gr10" draw:text-style-name="P1" draw:layer="Angular" svg:x1="21.109cm" svg:y1="10cm" svg:x2="19.109cm" svg:y2="8.846cm">
          <text:p/>
        </draw:line>
        <draw:line draw:style-name="gr10" draw:text-style-name="P1" draw:layer="Angular" svg:x1="22.109cm" svg:y1="7.933cm" svg:x2="20.06cm" svg:y2="6.75cm">
          <text:p/>
        </draw:line>
        <draw:line draw:style-name="gr12" draw:text-style-name="P1" draw:layer="Angular" svg:x1="21.859cm" svg:y1="9.547cm" svg:x2="22.109cm" svg:y2="9.403cm">
          <text:p/>
        </draw:line>
        <draw:line draw:style-name="gr10" draw:text-style-name="P1" draw:layer="Angular" svg:x1="21.085cm" svg:y1="9.998cm" svg:x2="21.371cm" svg:y2="9.833cm">
          <text:p/>
        </draw:line>
        <draw:line draw:style-name="gr10" draw:text-style-name="P1" draw:layer="Angular" svg:x1="21.359cm" svg:y1="9.25cm" svg:x2="21.359cm" svg:y2="9.851cm">
          <text:p/>
        </draw:line>
        <draw:line draw:style-name="gr11" draw:text-style-name="P1" draw:layer="Angular" svg:x1="21.874cm" svg:y1="8.942cm" svg:x2="21.874cm" svg:y2="9.543cm">
          <text:p/>
        </draw:line>
        <draw:line draw:style-name="gr11" draw:text-style-name="P1" draw:layer="Angular" svg:x1="19.883cm" svg:y1="8.414cm" svg:x2="20.133cm" svg:y2="8.27cm">
          <text:p/>
        </draw:line>
        <draw:line draw:style-name="gr11" draw:text-style-name="P1" draw:layer="Angular" svg:x1="19.101cm" svg:y1="8.861cm" svg:x2="19.387cm" svg:y2="8.696cm">
          <text:p/>
        </draw:line>
        <draw:line draw:style-name="gr11" draw:text-style-name="P1" draw:layer="Angular" svg:x1="19.367cm" svg:y1="8.133cm" svg:x2="19.367cm" svg:y2="8.734cm">
          <text:p/>
        </draw:line>
        <draw:line draw:style-name="gr11" draw:text-style-name="P1" draw:layer="Angular" svg:x1="19.359cm" svg:y1="8.149cm" svg:x2="19.859cm" svg:y2="7.861cm">
          <text:p/>
        </draw:line>
        <draw:line draw:style-name="gr11" draw:text-style-name="P1" draw:layer="Angular" svg:x1="19.874cm" svg:y1="7.841cm" svg:x2="19.874cm" svg:y2="8.442cm">
          <text:p/>
        </draw:line>
        <draw:line draw:style-name="gr13" draw:text-style-name="P4" draw:layer="Angular" svg:x1="21.143cm" svg:y1="8.953cm" svg:x2="19.094cm" svg:y2="7.77cm">
          <text:p text:style-name="P3"><text:span text:style-name="T1"><text:s/></text:span></text:p>
        </draw:line>
        <draw:line draw:style-name="gr11" draw:text-style-name="P1" draw:layer="Angular" svg:x1="21.379cm" svg:y1="9.849cm" svg:x2="19.379cm" svg:y2="8.695cm">
          <text:p/>
        </draw:line>
        <draw:line draw:style-name="gr11" draw:text-style-name="P1" draw:layer="Angular" svg:x1="22.119cm" svg:y1="9.413cm" svg:x2="20.105cm" svg:y2="8.25cm">
          <text:p/>
        </draw:line>
        <draw:line draw:style-name="gr12" draw:text-style-name="P1" draw:layer="Angular" svg:x1="22.113cm" svg:y1="9.108cm" svg:x2="22.113cm" svg:y2="9.408cm">
          <text:p/>
        </draw:line>
        <draw:line draw:style-name="gr10" draw:text-style-name="P1" draw:layer="Angular" svg:x1="22.109cm" svg:y1="7.912cm" svg:x2="21.093cm" svg:y2="8.928cm">
          <text:p/>
        </draw:line>
        <draw:line draw:style-name="gr10" draw:text-style-name="P1" draw:layer="Angular" svg:x1="21.359cm" svg:y1="9.25cm" svg:x2="21.859cm" svg:y2="8.962cm">
          <text:p/>
        </draw:line>
        <draw:g draw:style-name="gr9">
          <draw:line draw:style-name="gr10" draw:text-style-name="P1" draw:layer="Angular" svg:x1="9.875cm" svg:y1="10.966cm" svg:x2="9.875cm" svg:y2="12.066cm">
            <text:p/>
          </draw:line>
          <draw:line draw:style-name="gr10" draw:text-style-name="P1" draw:layer="Angular" svg:x1="10.882cm" svg:y1="10.002cm" svg:x2="10.882cm" svg:y2="11.202cm">
            <text:p/>
          </draw:line>
          <draw:line draw:style-name="gr10" draw:text-style-name="P1" draw:layer="Angular" svg:x1="8.881cm" svg:y1="8.846cm" svg:x2="7.881cm" svg:y2="9.846cm">
            <text:p/>
          </draw:line>
          <draw:line draw:style-name="gr10" draw:text-style-name="P1" draw:layer="Angular" svg:x1="7.879cm" svg:y1="9.83cm" svg:x2="7.879cm" svg:y2="10.93cm">
            <text:p/>
          </draw:line>
          <draw:line draw:style-name="gr11" draw:text-style-name="P1" draw:layer="Angular" svg:x1="8.879cm" svg:y1="8.83cm" svg:x2="8.879cm" svg:y2="10.38cm">
            <text:p/>
          </draw:line>
          <draw:line draw:style-name="gr10" draw:text-style-name="P1" draw:layer="Angular" svg:x1="9.879cm" svg:y1="12.08cm" svg:x2="7.879cm" svg:y2="10.926cm">
            <text:p/>
          </draw:line>
          <draw:line draw:style-name="gr10" draw:text-style-name="P1" draw:layer="Angular" svg:x1="10.879cm" svg:y1="10.013cm" svg:x2="8.83cm" svg:y2="8.83cm">
            <text:p/>
          </draw:line>
          <draw:line draw:style-name="gr12" draw:text-style-name="P1" draw:layer="Angular" svg:x1="10.629cm" svg:y1="11.627cm" svg:x2="10.879cm" svg:y2="11.483cm">
            <text:p/>
          </draw:line>
          <draw:line draw:style-name="gr10" draw:text-style-name="P1" draw:layer="Angular" svg:x1="9.855cm" svg:y1="12.078cm" svg:x2="10.141cm" svg:y2="11.913cm">
            <text:p/>
          </draw:line>
          <draw:line draw:style-name="gr10" draw:text-style-name="P1" draw:layer="Angular" svg:x1="10.129cm" svg:y1="11.33cm" svg:x2="10.129cm" svg:y2="11.931cm">
            <text:p/>
          </draw:line>
          <draw:line draw:style-name="gr11" draw:text-style-name="P1" draw:layer="Angular" svg:x1="10.644cm" svg:y1="11.022cm" svg:x2="10.644cm" svg:y2="11.623cm">
            <text:p/>
          </draw:line>
          <draw:line draw:style-name="gr11" draw:text-style-name="P1" draw:layer="Angular" svg:x1="8.653cm" svg:y1="10.494cm" svg:x2="8.903cm" svg:y2="10.35cm">
            <text:p/>
          </draw:line>
          <draw:line draw:style-name="gr11" draw:text-style-name="P1" draw:layer="Angular" svg:x1="7.871cm" svg:y1="10.941cm" svg:x2="8.157cm" svg:y2="10.776cm">
            <text:p/>
          </draw:line>
          <draw:line draw:style-name="gr11" draw:text-style-name="P1" draw:layer="Angular" svg:x1="8.137cm" svg:y1="10.213cm" svg:x2="8.137cm" svg:y2="10.814cm">
            <text:p/>
          </draw:line>
          <draw:line draw:style-name="gr11" draw:text-style-name="P1" draw:layer="Angular" svg:x1="8.129cm" svg:y1="10.229cm" svg:x2="8.629cm" svg:y2="9.941cm">
            <text:p/>
          </draw:line>
          <draw:line draw:style-name="gr11" draw:text-style-name="P1" draw:layer="Angular" svg:x1="8.644cm" svg:y1="9.921cm" svg:x2="8.644cm" svg:y2="10.522cm">
            <text:p/>
          </draw:line>
          <draw:line draw:style-name="gr13" draw:text-style-name="P1" draw:layer="Angular" svg:x1="9.913cm" svg:y1="11.033cm" svg:x2="7.864cm" svg:y2="9.85cm">
            <text:p text:style-name="P3"><text:s/></text:p>
          </draw:line>
          <draw:line draw:style-name="gr11" draw:text-style-name="P1" draw:layer="Angular" svg:x1="10.149cm" svg:y1="11.929cm" svg:x2="8.149cm" svg:y2="10.775cm">
            <text:p/>
          </draw:line>
          <draw:line draw:style-name="gr11" draw:text-style-name="P1" draw:layer="Angular" svg:x1="10.889cm" svg:y1="11.493cm" svg:x2="8.875cm" svg:y2="10.33cm">
            <text:p/>
          </draw:line>
          <draw:line draw:style-name="gr12" draw:text-style-name="P1" draw:layer="Angular" svg:x1="10.883cm" svg:y1="11.188cm" svg:x2="10.883cm" svg:y2="11.488cm">
            <text:p/>
          </draw:line>
          <draw:line draw:style-name="gr10" draw:text-style-name="P1" draw:layer="Angular" svg:x1="10.879cm" svg:y1="9.992cm" svg:x2="9.863cm" svg:y2="11.008cm">
            <text:p/>
          </draw:line>
          <draw:line draw:style-name="gr10" draw:text-style-name="P1" draw:layer="Angular" svg:x1="10.129cm" svg:y1="11.33cm" svg:x2="10.629cm" svg:y2="11.042cm">
            <text:p/>
          </draw:line>
        </draw:g>
        <draw:g draw:style-name="gr9">
          <draw:line draw:style-name="gr10" draw:text-style-name="P1" draw:layer="Angular" svg:x1="15.707cm" svg:y1="14.278cm" svg:x2="15.707cm" svg:y2="15.378cm">
            <text:p/>
          </draw:line>
          <draw:line draw:style-name="gr10" draw:text-style-name="P1" draw:layer="Angular" svg:x1="16.714cm" svg:y1="13.314cm" svg:x2="16.714cm" svg:y2="14.514cm">
            <text:p/>
          </draw:line>
          <draw:line draw:style-name="gr10" draw:text-style-name="P1" draw:layer="Angular" svg:x1="14.713cm" svg:y1="12.158cm" svg:x2="13.713cm" svg:y2="13.158cm">
            <text:p/>
          </draw:line>
          <draw:line draw:style-name="gr10" draw:text-style-name="P1" draw:layer="Angular" svg:x1="13.711cm" svg:y1="13.142cm" svg:x2="13.711cm" svg:y2="14.242cm">
            <text:p/>
          </draw:line>
          <draw:line draw:style-name="gr11" draw:text-style-name="P1" draw:layer="Angular" svg:x1="14.711cm" svg:y1="12.142cm" svg:x2="14.711cm" svg:y2="13.692cm">
            <text:p/>
          </draw:line>
          <draw:line draw:style-name="gr10" draw:text-style-name="P1" draw:layer="Angular" svg:x1="15.711cm" svg:y1="15.392cm" svg:x2="13.711cm" svg:y2="14.238cm">
            <text:p/>
          </draw:line>
          <draw:line draw:style-name="gr10" draw:text-style-name="P1" draw:layer="Angular" svg:x1="16.711cm" svg:y1="13.325cm" svg:x2="14.662cm" svg:y2="12.142cm">
            <text:p/>
          </draw:line>
          <draw:line draw:style-name="gr12" draw:text-style-name="P1" draw:layer="Angular" svg:x1="16.461cm" svg:y1="14.939cm" svg:x2="16.711cm" svg:y2="14.795cm">
            <text:p/>
          </draw:line>
          <draw:line draw:style-name="gr10" draw:text-style-name="P1" draw:layer="Angular" svg:x1="15.687cm" svg:y1="15.39cm" svg:x2="15.973cm" svg:y2="15.225cm">
            <text:p/>
          </draw:line>
          <draw:line draw:style-name="gr10" draw:text-style-name="P1" draw:layer="Angular" svg:x1="15.961cm" svg:y1="14.642cm" svg:x2="15.961cm" svg:y2="15.243cm">
            <text:p/>
          </draw:line>
          <draw:line draw:style-name="gr11" draw:text-style-name="P1" draw:layer="Angular" svg:x1="16.476cm" svg:y1="14.334cm" svg:x2="16.476cm" svg:y2="14.935cm">
            <text:p/>
          </draw:line>
          <draw:line draw:style-name="gr11" draw:text-style-name="P1" draw:layer="Angular" svg:x1="14.485cm" svg:y1="13.806cm" svg:x2="14.735cm" svg:y2="13.662cm">
            <text:p/>
          </draw:line>
          <draw:line draw:style-name="gr11" draw:text-style-name="P1" draw:layer="Angular" svg:x1="13.703cm" svg:y1="14.253cm" svg:x2="13.989cm" svg:y2="14.088cm">
            <text:p/>
          </draw:line>
          <draw:line draw:style-name="gr11" draw:text-style-name="P1" draw:layer="Angular" svg:x1="13.969cm" svg:y1="13.525cm" svg:x2="13.969cm" svg:y2="14.126cm">
            <text:p/>
          </draw:line>
          <draw:line draw:style-name="gr11" draw:text-style-name="P1" draw:layer="Angular" svg:x1="13.961cm" svg:y1="13.541cm" svg:x2="14.461cm" svg:y2="13.253cm">
            <text:p/>
          </draw:line>
          <draw:line draw:style-name="gr11" draw:text-style-name="P1" draw:layer="Angular" svg:x1="14.476cm" svg:y1="13.233cm" svg:x2="14.476cm" svg:y2="13.834cm">
            <text:p/>
          </draw:line>
          <draw:line draw:style-name="gr13" draw:text-style-name="P1" draw:layer="Angular" svg:x1="15.745cm" svg:y1="14.345cm" svg:x2="13.696cm" svg:y2="13.162cm">
            <text:p text:style-name="P3"><text:s/></text:p>
          </draw:line>
          <draw:line draw:style-name="gr11" draw:text-style-name="P1" draw:layer="Angular" svg:x1="15.981cm" svg:y1="15.241cm" svg:x2="13.981cm" svg:y2="14.087cm">
            <text:p/>
          </draw:line>
          <draw:line draw:style-name="gr11" draw:text-style-name="P1" draw:layer="Angular" svg:x1="16.721cm" svg:y1="14.805cm" svg:x2="14.707cm" svg:y2="13.642cm">
            <text:p/>
          </draw:line>
          <draw:line draw:style-name="gr12" draw:text-style-name="P1" draw:layer="Angular" svg:x1="16.715cm" svg:y1="14.5cm" svg:x2="16.715cm" svg:y2="14.8cm">
            <text:p/>
          </draw:line>
          <draw:line draw:style-name="gr10" draw:text-style-name="P1" draw:layer="Angular" svg:x1="16.711cm" svg:y1="13.304cm" svg:x2="15.695cm" svg:y2="14.32cm">
            <text:p/>
          </draw:line>
          <draw:line draw:style-name="gr10" draw:text-style-name="P1" draw:layer="Angular" svg:x1="15.961cm" svg:y1="14.642cm" svg:x2="16.461cm" svg:y2="14.354cm">
            <text:p/>
          </draw:line>
        </draw:g>
        <draw:g draw:style-name="gr9">
          <draw:line draw:style-name="gr2" draw:text-style-name="P1" draw:layer="MDF" svg:x1="9.096cm" svg:y1="1.642cm" svg:x2="8.59cm" svg:y2="1.35cm">
            <text:p/>
          </draw:line>
          <draw:line draw:style-name="gr14" draw:text-style-name="P1" draw:layer="MDF" svg:x1="8.613cm" svg:y1="1.4cm" svg:x2="8.613cm" svg:y2="6.4cm">
            <text:p/>
          </draw:line>
          <draw:line draw:style-name="gr14" draw:text-style-name="P1" draw:layer="MDF" svg:x1="2.59cm" svg:y1="9.85cm" svg:x2="8.651cm" svg:y2="6.351cm">
            <text:p/>
          </draw:line>
          <draw:line draw:style-name="gr2" draw:text-style-name="P1" draw:layer="MDF" svg:x1="2.59cm" svg:y1="6.85cm" svg:x2="8.639cm" svg:y2="1.35cm">
            <text:p/>
          </draw:line>
          <draw:line draw:style-name="gr2" draw:text-style-name="P1" draw:layer="MDF" svg:x1="3.09cm" svg:y1="7.1cm" svg:x2="3.09cm" svg:y2="10.095cm">
            <text:p/>
          </draw:line>
          <draw:line draw:style-name="gr2" draw:text-style-name="P1" draw:layer="MDF" svg:x1="3.09cm" svg:y1="7.1cm" svg:x2="9.09cm" svg:y2="1.6cm">
            <text:p/>
          </draw:line>
          <draw:line draw:style-name="gr2" draw:text-style-name="P1" draw:layer="MDF" svg:x1="3.09cm" svg:y1="10.099cm" svg:x2="9.151cm" svg:y2="6.6cm">
            <text:p/>
          </draw:line>
          <draw:line draw:style-name="gr2" draw:text-style-name="P1" draw:layer="MDF" svg:x1="3.098cm" svg:y1="10.112cm" svg:x2="2.602cm" svg:y2="9.826cm">
            <text:p/>
          </draw:line>
          <draw:line draw:style-name="gr2" draw:text-style-name="P1" draw:layer="MDF" svg:x1="3.096cm" svg:y1="7.1cm" svg:x2="2.59cm" svg:y2="6.808cm">
            <text:p/>
          </draw:line>
          <draw:line draw:style-name="gr2" draw:text-style-name="P1" draw:layer="MDF" svg:x1="9.09cm" svg:y1="1.6cm" svg:x2="9.09cm" svg:y2="6.6cm">
            <text:p/>
          </draw:line>
          <draw:line draw:style-name="gr2" draw:text-style-name="P1" draw:layer="MDF" svg:x1="2.6cm" svg:y1="6.83cm" svg:x2="2.6cm" svg:y2="9.85cm">
            <text:p/>
          </draw:line>
          <draw:line draw:style-name="gr2" draw:text-style-name="P1" draw:layer="MDF" svg:x1="9.09cm" svg:y1="6.636cm" svg:x2="8.594cm" svg:y2="6.35cm">
            <text:p/>
          </draw:line>
        </draw:g>
        <draw:line draw:style-name="gr3" draw:text-style-name="P1" draw:layer="MDF" svg:x1="3.25cm" svg:y1="10.139cm" svg:x2="21cm" svg:y2="20.559cm">
          <text:p/>
        </draw:line>
        <draw:line draw:style-name="gr3" draw:text-style-name="P1" draw:layer="MDF" svg:x1="3.093cm" svg:y1="7.111cm" svg:x2="21.25cm" svg:y2="17.769cm">
          <text:p/>
        </draw:line>
        <draw:line draw:style-name="gr3" draw:text-style-name="P1" draw:layer="MDF" svg:x1="9.05cm" svg:y1="6.578cm" svg:x2="27cm" svg:y2="17.115cm">
          <text:p/>
        </draw:line>
        <draw:line draw:style-name="gr3" draw:text-style-name="P1" draw:layer="MDF" svg:x1="9.093cm" svg:y1="1.65cm" svg:x2="27.25cm" svg:y2="12.308cm">
          <text:p/>
        </draw:line>
      </draw:page>
      <draw:page draw:name="page3" draw:style-name="dp1" draw:master-page-name="Padrão">
        <draw:g draw:style-name="gr15">
          <draw:custom-shape draw:style-name="gr16" draw:text-style-name="P3" draw:layer="Angular" svg:width="1.44cm" svg:height="2.5cm" draw:transform="rotate (1.5707963267949) translate (4.698cm 8.451cm)">
            <text:p/>
            <draw:enhanced-geometry svg:viewBox="0 0 21600 21600" draw:mirror-horizontal="true" draw:glue-points="?f6 10800 10800 21600 ?f5 10800 10800 0" draw:text-areas="?f3 ?f3 ?f4 ?f4" draw:type="trapezoid" draw:modifiers="3957.2519083969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7" draw:text-style-name="P3" draw:layer="Angular" svg:width="0.5cm" svg:height="0.75cm" svg:x="6.702cm" svg:y="7.95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3" draw:layer="Angular" svg:width="0.5cm" svg:height="0.75cm" svg:x="4.698cm" svg:y="7.951cm">
            <text:p/>
            <draw:enhanced-geometry svg:viewBox="0 0 21600 21600" draw:type="rectangle" draw:enhanced-path="M 0 0 L 21600 0 21600 21600 0 21600 0 0 Z N"/>
          </draw:custom-shape>
        </draw:g>
        <draw:custom-shape draw:style-name="gr18" draw:text-style-name="P5" draw:layer="MDF" svg:width="20cm" svg:height="1.5cm" svg:x="5.2cm" svg:y="15.1cm">
          <text:p/>
          <draw:enhanced-geometry svg:viewBox="0 0 21600 21600" draw:type="rectangle" draw:enhanced-path="M 0 0 L 21600 0 21600 21600 0 21600 0 0 Z N"/>
        </draw:custom-shape>
        <draw:line draw:style-name="gr19" draw:text-style-name="P1" draw:layer="Projeção" svg:x1="4.55cm" svg:y1="7.283cm" svg:x2="25.8cm" svg:y2="5.051cm">
          <text:p/>
        </draw:line>
        <draw:line draw:style-name="gr20" draw:text-style-name="P1" draw:layer="Projeção" svg:x1="4.7cm" svg:y1="7.275cm" svg:x2="4.7cm" svg:y2="8.705cm">
          <text:p/>
        </draw:line>
        <draw:line draw:style-name="gr20" draw:text-style-name="P1" draw:layer="Projeção" svg:x1="7.2cm" svg:y1="7.011cm" svg:x2="7.2cm" svg:y2="8.701cm">
          <text:p/>
        </draw:line>
        <draw:line draw:style-name="gr20" draw:text-style-name="P1" draw:layer="Projeção" svg:x1="5.2cm" svg:y1="8.1cm" svg:x2="6.7cm" svg:y2="8.1cm">
          <text:p/>
        </draw:line>
        <draw:line draw:style-name="gr4" draw:text-style-name="P1" draw:layer="Angular" svg:x1="5.2cm" svg:y1="8.1cm" svg:x2="5.2cm" svg:y2="8.6cm">
          <text:p/>
        </draw:line>
        <draw:custom-shape draw:style-name="gr21" draw:text-style-name="P6" draw:layer="Angular" svg:width="24cm" svg:height="1.5cm" draw:transform="rotate (0.10471975511966) translate (2.8cm 5.958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MDF" svg:width="1.5cm" svg:height="7cm" svg:x="5.2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" draw:layer="Projeção" svg:x1="4.699cm" svg:y1="8.701cm" svg:x2="5.199cm" svg:y2="8.701cm">
          <text:p/>
        </draw:line>
        <draw:line draw:style-name="gr20" draw:text-style-name="P1" draw:layer="Projeção" svg:x1="6.702cm" svg:y1="8.701cm" svg:x2="7.202cm" svg:y2="8.701cm">
          <text:p/>
        </draw:line>
        <draw:line draw:style-name="gr20" draw:text-style-name="P1" draw:layer="Projeção" svg:x1="4.702cm" svg:y1="7.268cm" svg:x2="7.202cm" svg:y2="7.005cm">
          <text:p/>
        </draw:line>
        <draw:g draw:style-name="gr15">
          <draw:custom-shape draw:style-name="gr16" draw:text-style-name="P3" draw:layer="Angular" svg:width="1.44cm" svg:height="2.5cm" draw:transform="rotate (1.5707963267949) translate (23.199cm 6.52cm)">
            <text:p/>
            <draw:enhanced-geometry svg:viewBox="0 0 21600 21600" draw:mirror-horizontal="true" draw:glue-points="?f6 10800 10800 21600 ?f5 10800 10800 0" draw:text-areas="?f3 ?f3 ?f4 ?f4" draw:type="trapezoid" draw:modifiers="3957.2519083969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7" draw:text-style-name="P3" draw:layer="Angular" svg:width="0.5cm" svg:height="0.75cm" svg:x="25.203cm" svg:y="6.02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3" draw:layer="Angular" svg:width="0.5cm" svg:height="0.75cm" svg:x="23.199cm" svg:y="6.02cm">
            <text:p/>
            <draw:enhanced-geometry svg:viewBox="0 0 21600 21600" draw:type="rectangle" draw:enhanced-path="M 0 0 L 21600 0 21600 21600 0 21600 0 0 Z N"/>
          </draw:custom-shape>
        </draw:g>
        <draw:line draw:style-name="gr20" draw:text-style-name="P1" draw:layer="Angular" svg:x1="23.201cm" svg:y1="5.344cm" svg:x2="23.201cm" svg:y2="6.774cm">
          <text:p/>
        </draw:line>
        <draw:line draw:style-name="gr20" draw:text-style-name="P1" draw:layer="Angular" svg:x1="25.701cm" svg:y1="5.08cm" svg:x2="25.701cm" svg:y2="6.77cm">
          <text:p/>
        </draw:line>
        <draw:line draw:style-name="gr20" draw:text-style-name="P1" draw:layer="Angular" svg:x1="23.701cm" svg:y1="6.169cm" svg:x2="25.201cm" svg:y2="6.169cm">
          <text:p/>
        </draw:line>
        <draw:line draw:style-name="gr4" draw:text-style-name="P1" draw:layer="Angular" svg:x1="23.701cm" svg:y1="6.169cm" svg:x2="23.701cm" svg:y2="6.669cm">
          <text:p/>
        </draw:line>
        <draw:line draw:style-name="gr20" draw:text-style-name="P1" draw:layer="Angular" svg:x1="23.2cm" svg:y1="6.77cm" svg:x2="23.7cm" svg:y2="6.77cm">
          <text:p/>
        </draw:line>
        <draw:line draw:style-name="gr20" draw:text-style-name="P1" draw:layer="Angular" svg:x1="25.203cm" svg:y1="6.77cm" svg:x2="25.703cm" svg:y2="6.77cm">
          <text:p/>
        </draw:line>
        <draw:line draw:style-name="gr20" draw:text-style-name="P1" draw:layer="Angular" svg:x1="23.203cm" svg:y1="5.337cm" svg:x2="25.703cm" svg:y2="5.074cm">
          <text:p/>
        </draw:line>
        <draw:custom-shape draw:style-name="gr23" draw:text-style-name="P7" draw:layer="MDF" svg:width="1.5cm" svg:height="9cm" svg:x="23.7cm" svg:y="6.0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24" draw:text-style-name="P8" draw:layer="measurelines" svg:x1="5.2cm" svg:y1="18.499cm" svg:x2="25.198cm" svg:y2="18.5cm">
          <text:p text:style-name="P8"><text:span text:style-name="T2"><text:measure text:kind="gap"/></text:span><text:span text:style-name="T2"><text:measure text:kind="value">20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measure draw:style-name="gr25" draw:text-style-name="P8" draw:layer="measurelines" svg:x1="7.499cm" svg:y1="8.101cm" svg:x2="7.499cm" svg:y2="15.096cm">
          <text:p text:style-name="P8"><text:span text:style-name="T3"><text:measure text:kind="gap"/></text:span><text:span text:style-name="T3"><text:measure text:kind="value">7</text:measure></text:span><text:span text:style-name="T3">0 m</text:span><text:span text:style-name="T3"><text:measure text:kind="gap"/></text:span><text:span text:style-name="T3">m</text:span></text:p>
        </draw:measure>
        <draw:measure draw:style-name="gr25" draw:text-style-name="P8" draw:layer="Angular" svg:x1="25.9cm" svg:y1="6.1cm" svg:x2="25.9cm" svg:y2="15.1cm">
          <text:p text:style-name="P8"><text:span text:style-name="T2"><text:measure text:kind="value">9</text:measure></text:span><text:span text:style-name="T2">0 m</text:span><text:span text:style-name="T2"><text:measure text:kind="gap"/></text:span><text:span text:style-name="T2">m</text:span></text:p>
        </draw:measure>
        <draw:measure draw:style-name="gr26" draw:text-style-name="P10" draw:layer="measurelines" svg:x1="2.8cm" svg:y1="5.726cm" svg:x2="26.55cm" svg:y2="3.2cm">
          <text:p text:style-name="P9"><text:span text:style-name="T4">240 mm</text:span></text:p>
        </draw:measure>
        <draw:custom-shape draw:style-name="gr27" draw:text-style-name="P1" draw:layer="Angular" svg:width="4.75cm" svg:height="4.75cm" svg:x="3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Projeção" svg:x1="24.5cm" svg:y1="3cm" svg:x2="24.5cm" svg:y2="8cm">
          <text:p/>
        </draw:line>
        <draw:line draw:style-name="gr29" draw:text-style-name="P1" draw:layer="Projeção" svg:x1="4.947cm" svg:y1="9.565cm" svg:x2="3.947cm" svg:y2="10.815cm">
          <text:p/>
        </draw:line>
        <draw:line draw:style-name="gr29" draw:text-style-name="P1" draw:layer="Projeção" svg:x1="1.197cm" svg:y1="10.815cm" svg:x2="3.947cm" svg:y2="10.815cm">
          <text:p/>
        </draw:line>
        <draw:frame draw:style-name="gr30" draw:text-style-name="P11" draw:layer="Projeção" svg:width="2.803cm" svg:height="1.361cm" svg:x="1.077cm" svg:y="10.09cm">
          <draw:text-box>
            <text:p text:style-name="P3"><text:span text:style-name="T5">Detalhe B</text:span></text:p>
          </draw:text-box>
        </draw:frame>
        <draw:line draw:style-name="gr31" draw:text-style-name="P1" draw:layer="layout" svg:x1="1cm" svg:y1="19.515cm" svg:x2="8.55cm" svg:y2="19.515cm">
          <text:p/>
        </draw:line>
        <draw:frame draw:style-name="gr32" draw:text-style-name="P11" draw:layer="layout" svg:width="4.85cm" svg:height="1.038cm" svg:x="1.649cm" svg:y="18.467cm">
          <draw:text-box>
            <text:p text:style-name="P3"><text:span text:style-name="T6">Detalhe A</text:span></text:p>
          </draw:text-box>
        </draw:frame>
        <draw:line draw:style-name="gr31" draw:text-style-name="P1" draw:layer="layout" svg:x1="1.75cm" svg:y1="20cm" svg:x2="1.75cm" svg:y2="18.25cm">
          <text:p/>
        </draw:line>
      </draw:page>
      <draw:page draw:name="page4" draw:style-name="dp1" draw:master-page-name="Padrão">
        <draw:line draw:style-name="gr33" draw:text-style-name="P1" draw:layer="layout" svg:x1="18.268cm" svg:y1="9.981cm" svg:x2="14.981cm" svg:y2="13.231cm">
          <text:p/>
        </draw:line>
        <draw:line draw:style-name="gr33" draw:text-style-name="P1" draw:layer="layout" svg:x1="18.248cm" svg:y1="9.5cm" svg:x2="22.75cm" svg:y2="14.002cm">
          <text:p/>
        </draw:line>
        <draw:line draw:style-name="gr33" draw:text-style-name="P1" draw:layer="Projeção" svg:x1="17.5cm" svg:y1="9.25cm" svg:x2="22.002cm" svg:y2="13.752cm">
          <text:p/>
        </draw:line>
        <draw:g draw:style-name="gr15">
          <draw:custom-shape draw:style-name="gr34" draw:text-style-name="P3" draw:layer="Angular" svg:width="3.782cm" svg:height="6.565cm" draw:transform="rotate (1.5707963267949) translate (3.949cm 6.557cm)">
            <text:p/>
            <draw:enhanced-geometry svg:viewBox="0 0 21600 21600" draw:mirror-horizontal="true" draw:glue-points="?f6 10800 10800 21600 ?f5 10800 10800 0" draw:text-areas="?f3 ?f3 ?f4 ?f4" draw:type="trapezoid" draw:modifiers="3957.2519083969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5" draw:text-style-name="P3" draw:layer="Angular" svg:width="1.313cm" svg:height="1.969cm" svg:x="9.219cm" svg:y="5.244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3" draw:layer="Angular" svg:width="1.313cm" svg:height="1.969cm" svg:x="3.956cm" svg:y="5.244cm">
            <text:p/>
            <draw:enhanced-geometry svg:viewBox="0 0 21600 21600" draw:type="rectangle" draw:enhanced-path="M 0 0 L 21600 0 21600 21600 0 21600 0 0 Z N"/>
          </draw:custom-shape>
        </draw:g>
        <draw:line draw:style-name="gr36" draw:text-style-name="P1" draw:layer="Projeção" svg:x1="3.567cm" svg:y1="3.491cm" svg:x2="22.5cm" svg:y2="1.5cm">
          <text:p/>
        </draw:line>
        <draw:line draw:style-name="gr20" draw:text-style-name="P1" draw:layer="Projeção" svg:x1="10.527cm" svg:y1="2.775cm" svg:x2="10.527cm" svg:y2="7.213cm">
          <text:p/>
        </draw:line>
        <draw:line draw:style-name="gr20" draw:text-style-name="P1" draw:layer="Projeção" svg:x1="5.274cm" svg:y1="5.635cm" svg:x2="9.213cm" svg:y2="5.635cm">
          <text:p/>
        </draw:line>
        <draw:line draw:style-name="gr4" draw:text-style-name="P1" draw:layer="Angular" svg:x1="5.274cm" svg:y1="5.635cm" svg:x2="5.274cm" svg:y2="6.948cm">
          <text:p/>
        </draw:line>
        <draw:custom-shape draw:style-name="gr37" draw:text-style-name="P7" draw:layer="MDF" svg:width="3.939cm" svg:height="7.617cm" svg:x="5.274cm" svg:y="5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" draw:layer="Projeção" svg:x1="3.958cm" svg:y1="7.213cm" svg:x2="5.271cm" svg:y2="7.213cm">
          <text:p/>
        </draw:line>
        <draw:line draw:style-name="gr20" draw:text-style-name="P1" draw:layer="Projeção" svg:x1="9.219cm" svg:y1="7.213cm" svg:x2="10.532cm" svg:y2="7.213cm">
          <text:p/>
        </draw:line>
        <draw:line draw:style-name="gr20" draw:text-style-name="P1" draw:layer="Projeção" svg:x1="3.966cm" svg:y1="3.448cm" svg:x2="10.531cm" svg:y2="2.758cm">
          <text:p/>
        </draw:line>
        <draw:measure draw:style-name="gr38" draw:text-style-name="P10" draw:layer="measurelines" svg:x1="5.274cm" svg:y1="8.92cm" svg:x2="9.209cm" svg:y2="8.92cm">
          <text:p text:style-name="P9"><text:span text:style-name="T7"><text:measure text:kind="gap"/></text:span><text:span text:style-name="T7">15 mm</text:span><text:span text:style-name="T7"><text:measure text:kind="gap"/></text:span></text:p>
        </draw:measure>
        <draw:measure draw:style-name="gr39" draw:text-style-name="P10" draw:layer="measurelines" svg:x1="3.955cm" svg:y1="8.923cm" svg:x2="5.269cm" svg:y2="8.923cm">
          <text:p text:style-name="P9"><text:span text:style-name="T7">5 mm</text:span><text:span text:style-name="T7"><text:measure text:kind="gap"/></text:span></text:p>
        </draw:measure>
        <draw:measure draw:style-name="gr40" draw:text-style-name="P10" draw:layer="Angular" svg:x1="10.523cm" svg:y1="7.323cm" svg:x2="9.207cm" svg:y2="7.323cm">
          <text:p text:style-name="P9"><text:span text:style-name="T7">5 mm</text:span><text:span text:style-name="T7"><text:measure text:kind="gap"/></text:span></text:p>
        </draw:measure>
        <draw:line draw:style-name="gr20" draw:text-style-name="P1" draw:layer="Projeção" svg:x1="3.961cm" svg:y1="3.468cm" svg:x2="3.961cm" svg:y2="7.224cm">
          <text:p/>
        </draw:line>
        <draw:measure draw:style-name="gr41" draw:text-style-name="P10" draw:layer="measurelines" svg:x1="2.956cm" svg:y1="7.216cm" svg:x2="2.955cm" svg:y2="3.49cm">
          <text:p text:style-name="P9"><text:span text:style-name="T7">14,3 mm</text:span><text:span text:style-name="T7"><text:measure text:kind="gap"/></text:span></text:p>
        </draw:measure>
        <draw:measure draw:style-name="gr42" draw:text-style-name="P10" draw:layer="Angular" svg:x1="10.661cm" svg:y1="2.789cm" svg:x2="10.665cm" svg:y2="7.214cm">
          <text:p text:style-name="P9"><text:span text:style-name="T7">16,9 mm</text:span><text:span text:style-name="T7"><text:measure text:kind="gap"/></text:span></text:p>
        </draw:measure>
        <draw:measure draw:style-name="gr43" draw:text-style-name="P10" draw:layer="Projeção" svg:x1="9.207cm" svg:y1="5.627cm" svg:x2="9.206cm" svg:y2="7.214cm">
          <text:p text:style-name="P9"><text:span text:style-name="T7">6 mm</text:span><text:span text:style-name="T7"><text:measure text:kind="gap"/></text:span></text:p>
        </draw:measure>
        <draw:line draw:style-name="gr44" draw:text-style-name="P1" draw:layer="Projeção" svg:x1="13.067cm" svg:y1="2.502cm" svg:x2="22.067cm" svg:y2="2.502cm">
          <text:p/>
        </draw:line>
        <draw:ellipse draw:style-name="gr45" draw:text-style-name="P3" draw:layer="Projeção" svg:width="0.7cm" svg:height="0.811cm" svg:x="18.117cm" svg:y="1.752cm" draw:kind="arc" draw:start-angle="303.64" draw:end-angle="40.43">
          <text:p/>
        </draw:ellipse>
        <draw:frame draw:style-name="gr46" draw:text-style-name="P12" draw:layer="Projeção" svg:width="1.052cm" svg:height="0.807cm" svg:x="19.015cm" svg:y="1.745cm">
          <draw:text-box>
            <text:p><text:span text:style-name="T7">6º</text:span></text:p>
          </draw:text-box>
        </draw:frame>
        <draw:line draw:style-name="gr2" draw:text-style-name="P1" draw:layer="Projeção" svg:x1="15cm" svg:y1="9.75cm" svg:x2="18.25cm" svg:y2="6cm">
          <text:p/>
        </draw:line>
        <draw:line draw:style-name="gr2" draw:text-style-name="P1" draw:layer="Projeção" svg:x1="15cm" svg:y1="9.75cm" svg:x2="19.5cm" svg:y2="14.25cm">
          <text:p/>
        </draw:line>
        <draw:line draw:style-name="gr2" draw:text-style-name="P1" draw:layer="Projeção" svg:x1="18.25cm" svg:y1="6cm" svg:x2="22.75cm" svg:y2="10.5cm">
          <text:p/>
        </draw:line>
        <draw:line draw:style-name="gr2" draw:text-style-name="P1" draw:layer="Projeção" svg:x1="19.5cm" svg:y1="14.25cm" svg:x2="22.75cm" svg:y2="10.5cm">
          <text:p/>
        </draw:line>
        <draw:line draw:style-name="gr2" draw:text-style-name="P1" draw:layer="Projeção" svg:x1="19.5cm" svg:y1="14.25cm" svg:x2="19.5cm" svg:y2="17.75cm">
          <text:p/>
        </draw:line>
        <draw:line draw:style-name="gr2" draw:text-style-name="P1" draw:layer="Projeção" svg:x1="22.75cm" svg:y1="10.5cm" svg:x2="22.75cm" svg:y2="14.5cm">
          <text:p/>
        </draw:line>
        <draw:line draw:style-name="gr2" draw:text-style-name="P1" draw:layer="Projeção" svg:x1="19.5cm" svg:y1="17.75cm" svg:x2="20.344cm" svg:y2="16.906cm">
          <text:p/>
        </draw:line>
        <draw:line draw:style-name="gr2" draw:text-style-name="P1" draw:layer="Projeção" svg:x1="20.344cm" svg:y1="15.406cm" svg:x2="20.344cm" svg:y2="16.906cm">
          <text:p/>
        </draw:line>
        <draw:line draw:style-name="gr2" draw:text-style-name="P1" draw:layer="Projeção" svg:x1="20.344cm" svg:y1="15.406cm" svg:x2="22cm" svg:y2="13.75cm">
          <text:p/>
        </draw:line>
        <draw:line draw:style-name="gr2" draw:text-style-name="P1" draw:layer="Projeção" svg:x1="22cm" svg:y1="13.75cm" svg:x2="22cm" svg:y2="15.25cm">
          <text:p/>
        </draw:line>
        <draw:line draw:style-name="gr2" draw:text-style-name="P1" draw:layer="Projeção" svg:x1="22cm" svg:y1="15.25cm" svg:x2="22.75cm" svg:y2="14.5cm">
          <text:p/>
        </draw:line>
        <draw:line draw:style-name="gr2" draw:text-style-name="P1" draw:layer="Projeção" svg:x1="15cm" svg:y1="13.25cm" svg:x2="19.5cm" svg:y2="17.75cm">
          <text:p/>
        </draw:line>
        <draw:line draw:style-name="gr2" draw:text-style-name="P1" draw:layer="Projeção" svg:x1="15cm" svg:y1="9.75cm" svg:x2="15cm" svg:y2="13.25cm">
          <text:p/>
        </draw:line>
        <draw:line draw:style-name="gr33" draw:text-style-name="P1" draw:layer="Projeção" svg:x1="15.844cm" svg:y1="10.91cm" svg:x2="20.434cm" svg:y2="15.5cm">
          <text:p/>
        </draw:line>
        <draw:line draw:style-name="gr33" draw:text-style-name="P1" draw:layer="Projeção" svg:x1="18.25cm" svg:y1="6cm" svg:x2="18.25cm" svg:y2="10cm">
          <text:p/>
        </draw:line>
        <draw:line draw:style-name="gr28" draw:text-style-name="P1" draw:layer="Projeção" svg:x1="7.25cm" svg:y1="2.25cm" svg:x2="7.25cm" svg:y2="7.25cm">
          <text:p/>
        </draw:line>
        <draw:line draw:style-name="gr33" draw:text-style-name="P1" draw:layer="Projeção" svg:x1="6.75cm" svg:y1="4.25cm" svg:x2="6.75cm" svg:y2="5.75cm">
          <text:p/>
        </draw:line>
        <draw:line draw:style-name="gr33" draw:text-style-name="P1" draw:layer="Projeção" svg:x1="7.75cm" svg:y1="4.25cm" svg:x2="7.75cm" svg:y2="5.75cm">
          <text:p/>
        </draw:line>
        <draw:line draw:style-name="gr33" draw:text-style-name="P1" draw:layer="Projeção" svg:x1="6.75cm" svg:y1="4.25cm" svg:x2="6.25cm" svg:y2="4.25cm">
          <text:p/>
        </draw:line>
        <draw:line draw:style-name="gr33" draw:text-style-name="P1" draw:layer="Projeção" svg:x1="6.25cm" svg:y1="3.25cm" svg:x2="6.25cm" svg:y2="4.25cm">
          <text:p/>
        </draw:line>
        <draw:line draw:style-name="gr33" draw:text-style-name="P1" draw:layer="Projeção" svg:x1="8.25cm" svg:y1="3cm" svg:x2="8.25cm" svg:y2="4.25cm">
          <text:p/>
        </draw:line>
        <draw:line draw:style-name="gr33" draw:text-style-name="P1" draw:layer="Projeção" svg:x1="8.25cm" svg:y1="4.25cm" svg:x2="7.75cm" svg:y2="4.25cm">
          <text:p/>
        </draw:line>
        <draw:frame draw:style-name="gr47" draw:text-style-name="P4" draw:layer="Projeção" svg:width="2.459cm" svg:height="0.861cm" svg:x="6cm" svg:y="1.5cm">
          <draw:text-box>
            <text:p text:style-name="P3"><text:span text:style-name="T8">f </text:span><text:span text:style-name="T7">4mm</text:span></text:p>
          </draw:text-box>
        </draw:frame>
        <draw:measure draw:style-name="gr48" draw:text-style-name="P10" draw:layer="Projeção" svg:x1="8.351cm" svg:y1="4.25cm" svg:x2="8.351cm" svg:y2="5.635cm">
          <text:p text:style-name="P9"><text:span text:style-name="T7">4 mm</text:span><text:span text:style-name="T7"><text:measure text:kind="gap"/></text:span></text:p>
        </draw:measure>
        <draw:custom-shape draw:style-name="gr49" draw:text-style-name="P1" draw:layer="Projeção" svg:width="1.5cm" svg:height="1.5cm" svg:x="17.85cm" svg:y="9.75cm">
          <text:p/>
          <draw:enhanced-geometry svg:viewBox="0 0 88 21600" draw:glue-points="44 ?f6 44 0 0 10800 44 21600 88 10800" draw:text-areas="0 ?f6 88 ?f3" draw:type="can" draw:modifiers="6373.770491803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0" draw:text-style-name="P13" draw:layer="Projeção" svg:width="1.5cm" svg:height="0.689cm" svg:x="17.851cm" svg:y="9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51" draw:text-style-name="P10" draw:layer="Projeção" svg:x1="13.714cm" svg:y1="14.37cm" svg:x2="18.238cm" svg:y2="18.801cm">
          <text:p text:style-name="P9"><text:span text:style-name="T7">30 mm</text:span><text:span text:style-name="T7"><text:measure text:kind="gap"/></text:span></text:p>
        </draw:measure>
        <draw:frame draw:style-name="gr47" draw:text-style-name="P4" draw:layer="Projeção" svg:width="2.459cm" svg:height="0.861cm" svg:x="22.75cm" svg:y="6.75cm">
          <draw:text-box>
            <text:p text:style-name="P3"><text:span text:style-name="T8">f </text:span><text:span text:style-name="T7">4mm</text:span></text:p>
          </draw:text-box>
        </draw:frame>
        <draw:line draw:style-name="gr52" draw:text-style-name="P1" draw:layer="Projeção" svg:x1="18.5cm" svg:y1="10cm" svg:x2="23cm" svg:y2="7.5cm">
          <text:p/>
        </draw:line>
        <draw:custom-shape draw:style-name="gr53" draw:text-style-name="P1" draw:layer="Projeção" svg:width="1.101cm" svg:height="1.25cm" svg:x="18.049cm" svg:y="10.77cm">
          <text:p/>
          <draw:enhanced-geometry svg:viewBox="0 0 88 21600" draw:glue-points="44 ?f6 44 0 0 10800 44 21600 88 10800" draw:text-areas="0 ?f6 88 ?f3" draw:type="can" draw:modifiers="6373.770491803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1" draw:text-style-name="P1" draw:layer="Projeção" svg:x1="3.7cm" svg:y1="18.265cm" svg:x2="11.25cm" svg:y2="18.265cm">
          <text:p/>
        </draw:line>
        <draw:frame draw:style-name="gr32" draw:text-style-name="P14" draw:layer="Projeção" svg:width="4.85cm" svg:height="1.038cm" svg:x="4.349cm" svg:y="17.217cm">
          <draw:text-box>
            <text:p text:style-name="P3"><text:span text:style-name="T6">Detalhe B</text:span></text:p>
          </draw:text-box>
        </draw:frame>
        <draw:line draw:style-name="gr31" draw:text-style-name="P1" draw:layer="Projeção" svg:x1="4.45cm" svg:y1="18.75cm" svg:x2="4.45cm" svg:y2="17cm">
          <text:p/>
        </draw:line>
        <draw:frame draw:style-name="gr47" draw:text-style-name="P4" draw:layer="layout" svg:width="2.459cm" svg:height="0.861cm" svg:x="23.5cm" svg:y="7.889cm">
          <draw:text-box>
            <text:p text:style-name="P3"><text:span text:style-name="T8">f </text:span><text:span text:style-name="T7">2mm</text:span></text:p>
          </draw:text-box>
        </draw:frame>
        <draw:custom-shape draw:style-name="gr54" draw:text-style-name="P15" draw:layer="layout" svg:width="1.088cm" svg:height="0.5cm" svg:x="18.048cm" svg:y="10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" draw:layer="layout" svg:x1="18.5cm" svg:y1="11cm" svg:x2="23.5cm" svg:y2="8.5cm">
          <text:p/>
        </draw:line>
        <draw:line draw:style-name="gr33" draw:text-style-name="P1" draw:layer="layout" svg:x1="15.75cm" svg:y1="12.314cm" svg:x2="20.344cm" svg:y2="16.908cm">
          <text:p/>
        </draw:line>
        <draw:line draw:style-name="gr55" draw:text-style-name="P1" draw:layer="layout" svg:x1="15.842cm" svg:y1="11cm" svg:x2="15.842cm" svg:y2="12.417cm">
          <text:p/>
        </draw:line>
        <draw:line draw:style-name="gr55" draw:text-style-name="P1" draw:layer="layout" svg:x1="15.844cm" svg:y1="10.906cm" svg:x2="17.5cm" svg:y2="9.25cm">
          <text:p/>
        </draw:line>
        <draw:line draw:style-name="gr55" draw:text-style-name="P1" draw:layer="layout" svg:x1="17.5cm" svg:y1="9.25cm" svg:x2="17.5cm" svg:y2="10.743cm">
          <text:p/>
        </draw:line>
        <draw:line draw:style-name="gr33" draw:text-style-name="P1" draw:layer="layout" svg:x1="17.5cm" svg:y1="10.75cm" svg:x2="21.25cm" svg:y2="14.5cm">
          <text:p/>
        </draw:line>
        <draw:line draw:style-name="gr56" draw:text-style-name="P1" draw:layer="layout" svg:x1="21.25cm" svg:y1="14.5cm" svg:x2="22cm" svg:y2="15.25cm">
          <text:p/>
        </draw:line>
      </draw:page>
      <draw:page draw:name="page5" draw:style-name="dp1" draw:master-page-name="Padrão">
        <draw:custom-shape draw:style-name="gr57" draw:text-style-name="P16" draw:layer="layout" svg:width="13.5cm" svg:height="3.25cm" draw:transform="rotate (1.5707963267949) translate (5.828cm 19.75cm)">
          <text:p text:style-name="P3">325 x 90 m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7" draw:layer="layout" svg:width="16.25cm" svg:height="8.25cm" draw:transform="rotate (1.5707963267949) translate (19.35cm 19.75cm)">
          <text:p text:style-name="P3">240 x 360 m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8" draw:layer="layout" svg:width="13.5cm" svg:height="8.25cm" draw:transform="rotate (1.5707963267949) translate (10.1cm 19.75cm)">
          <text:p text:style-name="P3">200 x 325 m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6" draw:layer="layout" svg:width="13.5cm" svg:height="2.7cm" draw:transform="rotate (1.5707963267949) translate (2.117cm 19.75cm)">
          <text:p text:style-name="P3">325 x 70 m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9" draw:layer="layout" svg:width="7.35cm" svg:height="2cm" svg:x="10.55cm" svg:y="3.25cm">
          <text:p text:style-name="P3">70 x 170 mm x 90</text:p>
          <draw:enhanced-geometry svg:viewBox="0 0 21600 21600" draw:glue-points="?f6 10800 10800 21600 ?f5 10800 10800 0" draw:text-areas="?f3 ?f3 ?f4 ?f4" draw:type="trapezoid" draw:modifiers="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2" draw:text-style-name="P3" draw:layer="layout" svg:width="7.25cm" svg:height="1.5cm" svg:x="10.615cm" svg:y="1.75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1" draw:text-style-name="P19" draw:layer="layout" svg:width="7.35cm" svg:height="2cm" svg:x="2.551cm" svg:y="3.251cm">
          <text:p text:style-name="P3">70 x 170 mm x 90</text:p>
          <draw:enhanced-geometry svg:viewBox="0 0 21600 21600" draw:glue-points="?f6 10800 10800 21600 ?f5 10800 10800 0" draw:text-areas="?f3 ?f3 ?f4 ?f4" draw:type="trapezoid" draw:modifiers="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2" draw:text-style-name="P3" draw:layer="layout" svg:width="7.25cm" svg:height="1.5cm" svg:x="2.616cm" svg:y="1.751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</draw:page>
      <draw:page draw:name="page6" draw:style-name="dp1" draw:master-page-name="Padrão">
        <draw:line draw:style-name="gr2" draw:text-style-name="P1" draw:layer="layout" svg:x1="7.518cm" svg:y1="7.534cm" svg:x2="12.75cm" svg:y2="1.5cm">
          <text:p/>
        </draw:line>
        <draw:line draw:style-name="gr2" draw:text-style-name="P1" draw:layer="layout" svg:x1="7.518cm" svg:y1="7.516cm" svg:x2="17.04cm" svg:y2="17.038cm">
          <text:p/>
        </draw:line>
        <draw:line draw:style-name="gr2" draw:text-style-name="P1" draw:layer="layout" svg:x1="12.679cm" svg:y1="1.554cm" svg:x2="22.23cm" svg:y2="11.105cm">
          <text:p/>
        </draw:line>
        <draw:line draw:style-name="gr2" draw:text-style-name="P1" draw:layer="layout" svg:x1="16.851cm" svg:y1="17.301cm" svg:x2="16.851cm" svg:y2="19.081cm">
          <text:p/>
        </draw:line>
        <draw:line draw:style-name="gr2" draw:text-style-name="P1" draw:layer="layout" svg:x1="21.608cm" svg:y1="12.25cm" svg:x2="21.608cm" svg:y2="14.321cm">
          <text:p/>
        </draw:line>
        <draw:line draw:style-name="gr2" draw:text-style-name="P1" draw:layer="layout" svg:x1="16.851cm" svg:y1="19.063cm" svg:x2="21.608cm" svg:y2="14.306cm">
          <text:p/>
        </draw:line>
        <draw:line draw:style-name="gr2" draw:text-style-name="P1" draw:layer="layout" svg:x1="8.206cm" svg:y1="10.418cm" svg:x2="16.851cm" svg:y2="19.063cm">
          <text:p/>
        </draw:line>
        <draw:measure draw:style-name="gr63" draw:text-style-name="P10" draw:layer="layout" svg:x1="6.641cm" svg:y1="11.135cm" svg:x2="15.707cm" svg:y2="20.015cm">
          <text:p text:style-name="P9"><text:span text:style-name="T7">325 mm</text:span><text:span text:style-name="T7"><text:measure text:kind="gap"/></text:span></text:p>
        </draw:measure>
        <draw:line draw:style-name="gr2" draw:text-style-name="P1" draw:layer="layout" svg:x1="8.216cm" svg:y1="8.661cm" svg:x2="8.216cm" svg:y2="10.44cm">
          <text:p/>
        </draw:line>
        <draw:line draw:style-name="gr2" draw:text-style-name="P1" draw:layer="layout" svg:x1="7.527cm" svg:y1="7.978cm" svg:x2="17.041cm" svg:y2="17.492cm">
          <text:p/>
        </draw:line>
        <draw:line draw:style-name="gr44" draw:text-style-name="P1" draw:layer="layout" svg:x1="8.206cm" svg:y1="9.965cm" svg:x2="16.851cm" svg:y2="18.61cm">
          <text:p/>
        </draw:line>
        <draw:line draw:style-name="gr2" draw:text-style-name="P1" draw:layer="layout" svg:x1="7.526cm" svg:y1="7.995cm" svg:x2="7.526cm" svg:y2="7.542cm">
          <text:p/>
        </draw:line>
        <draw:line draw:style-name="gr2" draw:text-style-name="P1" draw:layer="layout" svg:x1="17.039cm" svg:y1="17.04cm" svg:x2="22.25cm" svg:y2="11.033cm">
          <text:p/>
        </draw:line>
        <draw:line draw:style-name="gr2" draw:text-style-name="P1" draw:layer="layout" svg:x1="17.04cm" svg:y1="17.024cm" svg:x2="17.04cm" svg:y2="17.477cm">
          <text:p/>
        </draw:line>
        <draw:line draw:style-name="gr2" draw:text-style-name="P1" draw:layer="layout" svg:x1="17.025cm" svg:y1="17.511cm" svg:x2="22.232cm" svg:y2="11.504cm">
          <text:p/>
        </draw:line>
        <draw:line draw:style-name="gr2" draw:text-style-name="P1" draw:layer="layout" svg:x1="22.217cm" svg:y1="11.083cm" svg:x2="22.217cm" svg:y2="11.536cm">
          <text:p/>
        </draw:line>
        <draw:measure draw:style-name="gr64" draw:text-style-name="P10" draw:layer="layout" svg:x1="16.696cm" svg:y1="18.899cm" svg:x2="21.35cm" svg:y2="13.905cm">
          <text:p text:style-name="P9"><text:span text:style-name="T7">200 mm</text:span><text:span text:style-name="T7"><text:measure text:kind="gap"/></text:span></text:p>
        </draw:measure>
        <draw:measure draw:style-name="gr65" draw:text-style-name="P10" draw:layer="layout" svg:x1="15.319cm" svg:y1="15.4cm" svg:x2="20.486cm" svg:y2="9.495cm">
          <text:p text:style-name="P9"><text:span text:style-name="T7">240 mm</text:span><text:span text:style-name="T7"><text:measure text:kind="gap"/></text:span></text:p>
        </draw:measure>
        <draw:measure draw:style-name="gr66" draw:text-style-name="P10" draw:layer="layout" svg:x1="12.75cm" svg:y1="1.5cm" svg:x2="22.25cm" svg:y2="11cm">
          <text:p text:style-name="P9"><text:span text:style-name="T7">360 mm</text:span><text:span text:style-name="T7"><text:measure text:kind="gap"/></text:span></text:p>
        </draw:measure>
        <draw:custom-shape draw:style-name="gr67" draw:text-style-name="P2" draw:layer="layout" svg:width="2.829cm" svg:height="2.5cm" draw:transform="rotate (0.785398163397448) translate (10.282cm 6.7cm)">
          <text:p/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8" draw:text-style-name="P2" draw:layer="layout" svg:width="1.5cm" svg:height="1.25cm" svg:x="14.252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" draw:layer="layout" svg:width="1.5cm" svg:height="1.25cm" svg:x="13.402cm" svg:y="9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" draw:layer="layout" svg:width="1.5cm" svg:height="1.25cm" svg:x="16.002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" draw:layer="layout" svg:width="1.5cm" svg:height="1.25cm" svg:x="15.15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" draw:layer="layout" svg:width="1.5cm" svg:height="1.25cm" svg:x="17.35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" draw:layer="layout" svg:width="1.5cm" svg:height="1.25cm" svg:x="16.402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0" draw:layer="layout" svg:width="1.25cm" svg:height="2cm" draw:transform="rotate (0.785398163397448) translate (21.702cm 17.634cm)">
          <text:p/>
          <draw:enhanced-geometry svg:viewBox="0 0 21600 21600" draw:text-areas="?f0 ?f7 ?f2 21600" draw:type="up-arrow" draw:modifiers="6757.42128935532 6060.4316546762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0" draw:text-style-name="P14" draw:layer="layout" svg:width="2.803cm" svg:height="1.361cm" svg:x="23.25cm" svg:y="19cm">
          <draw:text-box>
            <text:p text:style-name="P3"><text:span text:style-name="T5">Detalhe A</text:span></text:p>
          </draw:text-box>
        </draw:frame>
        <draw:line draw:style-name="gr70" draw:text-style-name="P1" draw:layer="layout" svg:x1="16.851cm" svg:y1="18.606cm" svg:x2="21.608cm" svg:y2="13.84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Triangle" svg:viewBox="0 0 1013 1130" svg:d="M1009 1050l-449-1008-22-30-29-12-34 12-21 26-449 1012-5 13v8l5 21 12 21 17 13 21 4h903l21-4 21-13 9-21 4-21v-8z"/>
    <draw:stroke-dash draw:name="Dash" draw:style="rect" draw:dots1="1" draw:dots1-length="300%" draw:distance="1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ojeção"/>
      <draw:layer draw:name="MDF"/>
      <draw:layer draw:name="Angular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26T21:38:00.964000000</meta:creation-date>
    <dc:date>2025-05-23T07:37:19.778000000</dc:date>
    <meta:editing-duration>PT2H6M44S</meta:editing-duration>
    <meta:editing-cycles>15</meta:editing-cycles>
    <meta:generator>LibreOffice/24.2.6.2$Windows_X86_64 LibreOffice_project/ef66aa7e36a1bb8e65bfbc63aba53045a14d0871</meta:generator>
    <meta:print-date>2024-08-07T16:18:34.419000000</meta:print-date>
    <meta:document-statistic meta:object-count="374"/>
  </office:meta>
</office:document-meta>
</file>